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entury" svg:font-family="Century" style:font-family-generic="roman" style:font-pitch="variable" svg:panose-1="2 4 6 4 5 5 5 2 3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stem-ui" svg:font-family="system-ui" style:font-family-generic="roman" svg:panose-1="0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見出し2" style:master-page-name="MP0" style:family="paragraph">
      <style:paragraph-properties fo:break-before="page" fo:text-align="center"/>
      <style:text-properties style:font-name="Century" style:font-name-asian="Century" style:font-name-complex="Century" fo:font-weight="bold" style:font-weight-asian="bold" style:font-weight-complex="bold" fo:color="#000000" fo:font-size="18pt" style:font-size-asian="18pt" style:font-size-complex="18pt"/>
    </style:style>
    <style:style style:name="P2" style:parent-style-name="見出し3" style:family="paragraph">
      <style:paragraph-properties fo:margin-left="0.5833in">
        <style:tab-stops/>
      </style:paragraph-properties>
      <style:text-properties style:font-name="Century" style:font-name-asian="Century" style:font-name-complex="Century" fo:font-weight="bold" style:font-weight-asian="bold" style:font-weight-complex="bold" style:font-size-complex="10.5pt"/>
    </style:style>
    <style:style style:name="P3" style:parent-style-name="見出し3" style:family="paragraph">
      <style:paragraph-properties fo:margin-left="0.5833in">
        <style:tab-stops/>
      </style:paragraph-properties>
    </style:style>
    <style:style style:name="T4" style:parent-style-name="段落フォント" style:family="text">
      <style:text-properties style:font-name="Century" style:font-name-asian="Century" style:font-name-complex="Century" fo:font-weight="bold" style:font-weight-asian="bold" style:font-weight-complex="bold" fo:font-size="12pt" style:font-size-asian="12pt" style:font-size-complex="12pt"/>
    </style:style>
    <style:style style:name="P5" style:parent-style-name="リスト段落" style:family="paragraph">
      <style:paragraph-properties fo:margin-left="0.5in">
        <style:tab-stops/>
      </style:paragraph-properties>
      <style:text-properties style:font-name="Century" style:font-name-asian="Century" style:font-name-complex="Century" style:font-size-complex="10.5pt"/>
    </style:style>
    <style:style style:name="TableColumn7" style:family="table-column">
      <style:table-column-properties style:column-width="2.0868in" style:use-optimal-column-width="false"/>
    </style:style>
    <style:style style:name="TableColumn8" style:family="table-column">
      <style:table-column-properties style:column-width="2.0868in" style:use-optimal-column-width="false"/>
    </style:style>
    <style:style style:name="TableColumn9" style:family="table-column">
      <style:table-column-properties style:column-width="2.0868in" style:use-optimal-column-width="false"/>
    </style:style>
    <style:style style:name="Table6" style:family="table">
      <style:table-properties style:width="6.2604in" fo:margin-left="0in" table:align="left"/>
    </style:style>
    <style:style style:name="TableRow10" style:family="table-row">
      <style:table-row-properties style:min-row-height="0.2083in" style:use-optimal-row-height="false"/>
    </style:style>
    <style:style style:name="TableCell11" style:family="table-cell">
      <style:table-cell-properties fo:border-top="0.0104in solid #D9D9E3" fo:border-left="0.0104in solid #D9D9E3" fo:border-bottom="0.0104in solid #D9D9E3" fo:border-right="0.0034in solid #D9D9E3" style:writing-mode="lr-tb" style:vertical-align="bottom" fo:padding-top="0in" fo:padding-left="0.075in" fo:padding-bottom="0in" fo:padding-right="0.075in"/>
    </style:style>
    <style:style style:name="P12" style:parent-style-name="標準" style:family="paragraph">
      <style:paragraph-properties fo:text-align="center"/>
    </style:style>
    <style:style style:name="T13" style:parent-style-name="段落フォント" style:family="text">
      <style:text-properties fo:font-weight="bold" style:font-weight-asian="bold" style:font-weight-complex="bold"/>
    </style:style>
    <style:style style:name="TableCell14" style:family="table-cell">
      <style:table-cell-properties fo:border-top="0.0104in solid #D9D9E3" fo:border-left="0.0104in solid #D9D9E3" fo:border-bottom="0.0104in solid #D9D9E3" fo:border-right="0.0034in solid #D9D9E3" style:writing-mode="lr-tb" style:vertical-align="bottom" fo:padding-top="0in" fo:padding-left="0.075in" fo:padding-bottom="0in" fo:padding-right="0.075in"/>
    </style:style>
    <style:style style:name="P15" style:parent-style-name="標準" style:family="paragraph">
      <style:paragraph-properties fo:text-align="center"/>
    </style:style>
    <style:style style:name="T16" style:parent-style-name="段落フォント" style:family="text">
      <style:text-properties fo:font-weight="bold" style:font-weight-asian="bold" style:font-weight-complex="bold"/>
    </style:style>
    <style:style style:name="TableCell17" style:family="table-cell">
      <style:table-cell-properties fo:border="0.0104in solid #D9D9E3" style:writing-mode="lr-tb" style:vertical-align="bottom" fo:padding-top="0in" fo:padding-left="0.075in" fo:padding-bottom="0in" fo:padding-right="0.075in"/>
    </style:style>
    <style:style style:name="P18" style:parent-style-name="標準" style:family="paragraph">
      <style:paragraph-properties fo:text-align="center"/>
    </style:style>
    <style:style style:name="T19" style:parent-style-name="段落フォント" style:family="text">
      <style:text-properties fo:font-weight="bold" style:font-weight-asian="bold" style:font-weight-complex="bold"/>
    </style:style>
    <style:style style:name="TableRow20" style:family="table-row">
      <style:table-row-properties style:min-row-height="0.2083in" style:use-optimal-row-height="false"/>
    </style:style>
    <style:style style:name="TableCell21" style:family="table-cell">
      <style:table-cell-properties fo:border-top="0.0034in solid #D9D9E3" fo:border-left="0.0104in solid #D9D9E3" fo:border-bottom="0.0104in solid #D9D9E3" fo:border-right="0.0034in solid #D9D9E3" style:writing-mode="lr-tb" fo:padding-top="0in" fo:padding-left="0.075in" fo:padding-bottom="0in" fo:padding-right="0.075in"/>
    </style:style>
    <style:style style:name="P22" style:parent-style-name="標準" style:family="paragraph">
      <style:paragraph-properties fo:text-align="start"/>
    </style:style>
    <style:style style:name="TableCell23" style:family="table-cell">
      <style:table-cell-properties fo:border-top="0.0034in solid #D9D9E3" fo:border-left="0.0104in solid #D9D9E3" fo:border-bottom="0.0104in solid #D9D9E3" fo:border-right="0.0034in solid #D9D9E3" style:writing-mode="lr-tb" fo:padding-top="0in" fo:padding-left="0.075in" fo:padding-bottom="0in" fo:padding-right="0.075in"/>
    </style:style>
    <style:style style:name="P24" style:parent-style-name="標準" style:family="paragraph">
      <style:paragraph-properties fo:text-align="start"/>
    </style:style>
    <style:style style:name="TableCell25" style:family="table-cell">
      <style:table-cell-properties fo:border-top="0.0034in solid #D9D9E3" fo:border-left="0.0104in solid #D9D9E3" fo:border-bottom="0.0104in solid #D9D9E3" fo:border-right="0.0104in solid #D9D9E3" style:writing-mode="lr-tb" fo:padding-top="0in" fo:padding-left="0.075in" fo:padding-bottom="0in" fo:padding-right="0.075in"/>
    </style:style>
    <style:style style:name="P26" style:parent-style-name="標準" style:family="paragraph">
      <style:paragraph-properties fo:text-align="start"/>
    </style:style>
    <style:style style:name="TableRow27" style:family="table-row">
      <style:table-row-properties style:min-row-height="0.2083in" style:use-optimal-row-height="false"/>
    </style:style>
    <style:style style:name="TableCell28" style:family="table-cell">
      <style:table-cell-properties fo:border-top="0.0034in solid #D9D9E3" fo:border-left="0.0104in solid #D9D9E3" fo:border-bottom="0.0104in solid #D9D9E3" fo:border-right="0.0034in solid #D9D9E3" style:writing-mode="lr-tb" fo:padding-top="0in" fo:padding-left="0.075in" fo:padding-bottom="0in" fo:padding-right="0.075in"/>
    </style:style>
    <style:style style:name="P29" style:parent-style-name="標準" style:family="paragraph">
      <style:paragraph-properties fo:text-align="start"/>
    </style:style>
    <style:style style:name="TableCell30" style:family="table-cell">
      <style:table-cell-properties fo:border-top="0.0034in solid #D9D9E3" fo:border-left="0.0104in solid #D9D9E3" fo:border-bottom="0.0104in solid #D9D9E3" fo:border-right="0.0034in solid #D9D9E3" style:writing-mode="lr-tb" fo:padding-top="0in" fo:padding-left="0.075in" fo:padding-bottom="0in" fo:padding-right="0.075in"/>
    </style:style>
    <style:style style:name="P31" style:parent-style-name="標準" style:family="paragraph">
      <style:paragraph-properties fo:text-align="start"/>
    </style:style>
    <style:style style:name="TableCell32" style:family="table-cell">
      <style:table-cell-properties fo:border-top="0.0034in solid #D9D9E3" fo:border-left="0.0104in solid #D9D9E3" fo:border-bottom="0.0104in solid #D9D9E3" fo:border-right="0.0104in solid #D9D9E3" style:writing-mode="lr-tb" fo:padding-top="0in" fo:padding-left="0.075in" fo:padding-bottom="0in" fo:padding-right="0.075in"/>
    </style:style>
    <style:style style:name="P33" style:parent-style-name="標準" style:family="paragraph">
      <style:paragraph-properties fo:text-align="start"/>
    </style:style>
    <style:style style:name="TableRow34" style:family="table-row">
      <style:table-row-properties style:min-row-height="0.2083in" style:use-optimal-row-height="false"/>
    </style:style>
    <style:style style:name="TableCell35" style:family="table-cell">
      <style:table-cell-properties fo:border-top="0.0034in solid #D9D9E3" fo:border-left="0.0104in solid #D9D9E3" fo:border-bottom="0.0104in solid #D9D9E3" fo:border-right="0.0034in solid #D9D9E3" style:writing-mode="lr-tb" fo:padding-top="0in" fo:padding-left="0.075in" fo:padding-bottom="0in" fo:padding-right="0.075in"/>
    </style:style>
    <style:style style:name="P36" style:parent-style-name="標準" style:family="paragraph">
      <style:paragraph-properties fo:text-align="start"/>
    </style:style>
    <style:style style:name="TableCell37" style:family="table-cell">
      <style:table-cell-properties fo:border-top="0.0034in solid #D9D9E3" fo:border-left="0.0104in solid #D9D9E3" fo:border-bottom="0.0104in solid #D9D9E3" fo:border-right="0.0034in solid #D9D9E3" style:writing-mode="lr-tb" fo:padding-top="0in" fo:padding-left="0.075in" fo:padding-bottom="0in" fo:padding-right="0.075in"/>
    </style:style>
    <style:style style:name="P38" style:parent-style-name="標準" style:family="paragraph">
      <style:paragraph-properties fo:text-align="start"/>
    </style:style>
    <style:style style:name="TableCell39" style:family="table-cell">
      <style:table-cell-properties fo:border-top="0.0034in solid #D9D9E3" fo:border-left="0.0104in solid #D9D9E3" fo:border-bottom="0.0104in solid #D9D9E3" fo:border-right="0.0104in solid #D9D9E3" style:writing-mode="lr-tb" fo:padding-top="0in" fo:padding-left="0.075in" fo:padding-bottom="0in" fo:padding-right="0.075in"/>
    </style:style>
    <style:style style:name="TableRow40" style:family="table-row">
      <style:table-row-properties style:min-row-height="0.2083in" style:use-optimal-row-height="false"/>
    </style:style>
    <style:style style:name="TableCell41" style:family="table-cell">
      <style:table-cell-properties fo:border-top="0.0034in solid #D9D9E3" fo:border-left="0.0104in solid #D9D9E3" fo:border-bottom="0.0104in solid #D9D9E3" fo:border-right="0.0034in solid #D9D9E3" style:writing-mode="lr-tb" fo:padding-top="0in" fo:padding-left="0.075in" fo:padding-bottom="0in" fo:padding-right="0.075in"/>
    </style:style>
    <style:style style:name="P42" style:parent-style-name="標準" style:family="paragraph">
      <style:paragraph-properties fo:text-align="start"/>
    </style:style>
    <style:style style:name="TableCell43" style:family="table-cell">
      <style:table-cell-properties fo:border-top="0.0034in solid #D9D9E3" fo:border-left="0.0104in solid #D9D9E3" fo:border-bottom="0.0104in solid #D9D9E3" fo:border-right="0.0034in solid #D9D9E3" style:writing-mode="lr-tb" fo:padding-top="0in" fo:padding-left="0.075in" fo:padding-bottom="0in" fo:padding-right="0.075in"/>
    </style:style>
    <style:style style:name="P44" style:parent-style-name="標準" style:family="paragraph">
      <style:paragraph-properties fo:text-align="start"/>
    </style:style>
    <style:style style:name="TableCell45" style:family="table-cell">
      <style:table-cell-properties fo:border-top="0.0034in solid #D9D9E3" fo:border-left="0.0104in solid #D9D9E3" fo:border-bottom="0.0104in solid #D9D9E3" fo:border-right="0.0104in solid #D9D9E3" style:writing-mode="lr-tb" fo:padding-top="0in" fo:padding-left="0.075in" fo:padding-bottom="0in" fo:padding-right="0.075in"/>
    </style:style>
    <style:style style:name="TableRow46" style:family="table-row">
      <style:table-row-properties style:min-row-height="0.2083in" style:use-optimal-row-height="false"/>
    </style:style>
    <style:style style:name="TableCell47" style:family="table-cell">
      <style:table-cell-properties fo:border-top="0.0034in solid #D9D9E3" fo:border-left="0.0104in solid #D9D9E3" fo:border-bottom="0.0104in solid #D9D9E3" fo:border-right="0.0034in solid #D9D9E3" style:writing-mode="lr-tb" fo:padding-top="0in" fo:padding-left="0.075in" fo:padding-bottom="0in" fo:padding-right="0.075in"/>
    </style:style>
    <style:style style:name="P48" style:parent-style-name="標準" style:family="paragraph">
      <style:paragraph-properties fo:text-align="start"/>
    </style:style>
    <style:style style:name="TableCell49" style:family="table-cell">
      <style:table-cell-properties fo:border-top="0.0034in solid #D9D9E3" fo:border-left="0.0104in solid #D9D9E3" fo:border-bottom="0.0104in solid #D9D9E3" fo:border-right="0.0034in solid #D9D9E3" style:writing-mode="lr-tb" fo:padding-top="0in" fo:padding-left="0.075in" fo:padding-bottom="0in" fo:padding-right="0.075in"/>
    </style:style>
    <style:style style:name="P50" style:parent-style-name="標準" style:family="paragraph">
      <style:paragraph-properties fo:text-align="start"/>
    </style:style>
    <style:style style:name="TableCell51" style:family="table-cell">
      <style:table-cell-properties fo:border-top="0.0034in solid #D9D9E3" fo:border-left="0.0104in solid #D9D9E3" fo:border-bottom="0.0104in solid #D9D9E3" fo:border-right="0.0104in solid #D9D9E3" style:writing-mode="lr-tb" fo:padding-top="0in" fo:padding-left="0.075in" fo:padding-bottom="0in" fo:padding-right="0.075in"/>
    </style:style>
    <style:style style:name="TableRow52" style:family="table-row">
      <style:table-row-properties style:min-row-height="0.2083in" style:use-optimal-row-height="false"/>
    </style:style>
    <style:style style:name="TableCell53" style:family="table-cell">
      <style:table-cell-properties fo:border-top="0.0034in solid #D9D9E3" fo:border-left="0.0104in solid #D9D9E3" fo:border-bottom="0.0104in solid #D9D9E3" fo:border-right="0.0034in solid #D9D9E3" style:writing-mode="lr-tb" fo:padding-top="0in" fo:padding-left="0.075in" fo:padding-bottom="0in" fo:padding-right="0.075in"/>
    </style:style>
    <style:style style:name="P54" style:parent-style-name="標準" style:family="paragraph">
      <style:paragraph-properties fo:text-align="start"/>
    </style:style>
    <style:style style:name="TableCell55" style:family="table-cell">
      <style:table-cell-properties fo:border-top="0.0034in solid #D9D9E3" fo:border-left="0.0104in solid #D9D9E3" fo:border-bottom="0.0104in solid #D9D9E3" fo:border-right="0.0034in solid #D9D9E3" style:writing-mode="lr-tb" fo:padding-top="0in" fo:padding-left="0.075in" fo:padding-bottom="0in" fo:padding-right="0.075in"/>
    </style:style>
    <style:style style:name="P56" style:parent-style-name="標準" style:family="paragraph">
      <style:paragraph-properties fo:text-align="start"/>
    </style:style>
    <style:style style:name="TableCell57" style:family="table-cell">
      <style:table-cell-properties fo:border-top="0.0034in solid #D9D9E3" fo:border-left="0.0104in solid #D9D9E3" fo:border-bottom="0.0104in solid #D9D9E3" fo:border-right="0.0104in solid #D9D9E3" style:writing-mode="lr-tb" fo:padding-top="0in" fo:padding-left="0.075in" fo:padding-bottom="0in" fo:padding-right="0.075in"/>
    </style:style>
    <style:style style:name="P58" style:parent-style-name="見出し3" style:family="paragraph">
      <style:paragraph-properties fo:margin-left="0.5833in">
        <style:tab-stops/>
      </style:paragraph-properties>
      <style:text-properties style:font-name="Century" style:font-name-asian="Century" style:font-name-complex="Century" fo:font-weight="bold" style:font-weight-asian="bold" style:font-weight-complex="bold" style:font-size-complex="10.5pt"/>
    </style:style>
    <style:style style:name="P59" style:parent-style-name="見出し3" style:family="paragraph">
      <style:paragraph-properties fo:margin-left="0.5833in">
        <style:tab-stops/>
      </style:paragraph-properties>
      <style:text-properties style:font-name="Century" style:font-name-asian="Century" style:font-name-complex="Century" fo:font-weight="bold" style:font-weight-asian="bold" style:font-weight-complex="bold" fo:font-size="12pt" style:font-size-asian="12pt" style:font-size-complex="12pt"/>
    </style:style>
    <style:style style:name="P60" style:parent-style-name="リスト段落" style:family="paragraph">
      <style:paragraph-properties fo:margin-left="0.5in">
        <style:tab-stops/>
      </style:paragraph-properties>
      <style:text-properties style:font-name="Century" style:font-name-asian="Century" style:font-name-complex="Century" style:font-size-complex="10.5pt"/>
    </style:style>
    <style:style style:name="TableColumn62" style:family="table-column">
      <style:table-column-properties style:column-width="2.0868in" style:use-optimal-column-width="false"/>
    </style:style>
    <style:style style:name="TableColumn63" style:family="table-column">
      <style:table-column-properties style:column-width="2.0868in" style:use-optimal-column-width="false"/>
    </style:style>
    <style:style style:name="TableColumn64" style:family="table-column">
      <style:table-column-properties style:column-width="2.0868in" style:use-optimal-column-width="false"/>
    </style:style>
    <style:style style:name="Table61" style:family="table">
      <style:table-properties style:width="6.2604in" fo:margin-left="0in" table:align="left"/>
    </style:style>
    <style:style style:name="TableRow65" style:family="table-row">
      <style:table-row-properties style:min-row-height="0.2083in" style:use-optimal-row-height="false"/>
    </style:style>
    <style:style style:name="TableCell66" style:family="table-cell">
      <style:table-cell-properties fo:border-top="0.0104in solid #D9D9E3" fo:border-left="0.0104in solid #D9D9E3" fo:border-bottom="0.0104in solid #D9D9E3" fo:border-right="0.0034in solid #D9D9E3" style:writing-mode="lr-tb" style:vertical-align="bottom" fo:padding-top="0in" fo:padding-left="0.075in" fo:padding-bottom="0in" fo:padding-right="0.075in"/>
    </style:style>
    <style:style style:name="P67" style:parent-style-name="標準" style:family="paragraph">
      <style:paragraph-properties fo:text-align="center"/>
    </style:style>
    <style:style style:name="T68" style:parent-style-name="段落フォント" style:family="text">
      <style:text-properties fo:font-weight="bold" style:font-weight-asian="bold" style:font-weight-complex="bold"/>
    </style:style>
    <style:style style:name="TableCell69" style:family="table-cell">
      <style:table-cell-properties fo:border-top="0.0104in solid #D9D9E3" fo:border-left="0.0104in solid #D9D9E3" fo:border-bottom="0.0104in solid #D9D9E3" fo:border-right="0.0034in solid #D9D9E3" style:writing-mode="lr-tb" style:vertical-align="bottom" fo:padding-top="0in" fo:padding-left="0.075in" fo:padding-bottom="0in" fo:padding-right="0.075in"/>
    </style:style>
    <style:style style:name="P70" style:parent-style-name="標準" style:family="paragraph">
      <style:paragraph-properties fo:text-align="center"/>
    </style:style>
    <style:style style:name="T71" style:parent-style-name="段落フォント" style:family="text">
      <style:text-properties fo:font-weight="bold" style:font-weight-asian="bold" style:font-weight-complex="bold"/>
    </style:style>
    <style:style style:name="TableCell72" style:family="table-cell">
      <style:table-cell-properties fo:border="0.0104in solid #D9D9E3" style:writing-mode="lr-tb" style:vertical-align="bottom" fo:padding-top="0in" fo:padding-left="0.075in" fo:padding-bottom="0in" fo:padding-right="0.075in"/>
    </style:style>
    <style:style style:name="P73" style:parent-style-name="標準" style:family="paragraph">
      <style:paragraph-properties fo:text-align="center"/>
    </style:style>
    <style:style style:name="T74" style:parent-style-name="段落フォント" style:family="text">
      <style:text-properties fo:font-weight="bold" style:font-weight-asian="bold" style:font-weight-complex="bold"/>
    </style:style>
    <style:style style:name="TableRow75" style:family="table-row">
      <style:table-row-properties style:min-row-height="0.2083in" style:use-optimal-row-height="false"/>
    </style:style>
    <style:style style:name="TableCell76" style:family="table-cell">
      <style:table-cell-properties fo:border-top="0.0034in solid #D9D9E3" fo:border-left="0.0104in solid #D9D9E3" fo:border-bottom="0.0104in solid #D9D9E3" fo:border-right="0.0034in solid #D9D9E3" style:writing-mode="lr-tb" fo:padding-top="0in" fo:padding-left="0.075in" fo:padding-bottom="0in" fo:padding-right="0.075in"/>
    </style:style>
    <style:style style:name="P77" style:parent-style-name="標準" style:family="paragraph">
      <style:paragraph-properties fo:text-align="start"/>
    </style:style>
    <style:style style:name="TableCell78" style:family="table-cell">
      <style:table-cell-properties fo:border-top="0.0034in solid #D9D9E3" fo:border-left="0.0104in solid #D9D9E3" fo:border-bottom="0.0104in solid #D9D9E3" fo:border-right="0.0034in solid #D9D9E3" style:writing-mode="lr-tb" fo:padding-top="0in" fo:padding-left="0.075in" fo:padding-bottom="0in" fo:padding-right="0.075in"/>
    </style:style>
    <style:style style:name="P79" style:parent-style-name="標準" style:family="paragraph">
      <style:paragraph-properties fo:text-align="start"/>
    </style:style>
    <style:style style:name="TableCell80" style:family="table-cell">
      <style:table-cell-properties fo:border-top="0.0034in solid #D9D9E3" fo:border-left="0.0104in solid #D9D9E3" fo:border-bottom="0.0104in solid #D9D9E3" fo:border-right="0.0104in solid #D9D9E3" style:writing-mode="lr-tb" fo:padding-top="0in" fo:padding-left="0.075in" fo:padding-bottom="0in" fo:padding-right="0.075in"/>
    </style:style>
    <style:style style:name="P81" style:parent-style-name="標準" style:family="paragraph">
      <style:paragraph-properties fo:text-align="start"/>
    </style:style>
    <style:style style:name="TableRow82" style:family="table-row">
      <style:table-row-properties style:min-row-height="0.2083in" style:use-optimal-row-height="false"/>
    </style:style>
    <style:style style:name="TableCell83" style:family="table-cell">
      <style:table-cell-properties fo:border-top="0.0034in solid #D9D9E3" fo:border-left="0.0104in solid #D9D9E3" fo:border-bottom="0.0104in solid #D9D9E3" fo:border-right="0.0034in solid #D9D9E3" style:writing-mode="lr-tb" fo:padding-top="0in" fo:padding-left="0.075in" fo:padding-bottom="0in" fo:padding-right="0.075in"/>
    </style:style>
    <style:style style:name="P84" style:parent-style-name="標準" style:family="paragraph">
      <style:paragraph-properties fo:text-align="start"/>
    </style:style>
    <style:style style:name="TableCell85" style:family="table-cell">
      <style:table-cell-properties fo:border-top="0.0034in solid #D9D9E3" fo:border-left="0.0104in solid #D9D9E3" fo:border-bottom="0.0104in solid #D9D9E3" fo:border-right="0.0034in solid #D9D9E3" style:writing-mode="lr-tb" fo:padding-top="0in" fo:padding-left="0.075in" fo:padding-bottom="0in" fo:padding-right="0.075in"/>
    </style:style>
    <style:style style:name="P86" style:parent-style-name="標準" style:family="paragraph">
      <style:paragraph-properties fo:text-align="start"/>
    </style:style>
    <style:style style:name="TableCell87" style:family="table-cell">
      <style:table-cell-properties fo:border-top="0.0034in solid #D9D9E3" fo:border-left="0.0104in solid #D9D9E3" fo:border-bottom="0.0104in solid #D9D9E3" fo:border-right="0.0104in solid #D9D9E3" style:writing-mode="lr-tb" fo:padding-top="0in" fo:padding-left="0.075in" fo:padding-bottom="0in" fo:padding-right="0.075in"/>
    </style:style>
    <style:style style:name="P88" style:parent-style-name="標準" style:family="paragraph">
      <style:paragraph-properties fo:text-align="start"/>
    </style:style>
    <style:style style:name="TableRow89" style:family="table-row">
      <style:table-row-properties style:min-row-height="0.2083in" style:use-optimal-row-height="false"/>
    </style:style>
    <style:style style:name="TableCell90" style:family="table-cell">
      <style:table-cell-properties fo:border-top="0.0034in solid #D9D9E3" fo:border-left="0.0104in solid #D9D9E3" fo:border-bottom="0.0104in solid #D9D9E3" fo:border-right="0.0034in solid #D9D9E3" style:writing-mode="lr-tb" fo:padding-top="0in" fo:padding-left="0.075in" fo:padding-bottom="0in" fo:padding-right="0.075in"/>
    </style:style>
    <style:style style:name="P91" style:parent-style-name="標準" style:family="paragraph">
      <style:paragraph-properties fo:text-align="start"/>
    </style:style>
    <style:style style:name="TableCell92" style:family="table-cell">
      <style:table-cell-properties fo:border-top="0.0034in solid #D9D9E3" fo:border-left="0.0104in solid #D9D9E3" fo:border-bottom="0.0104in solid #D9D9E3" fo:border-right="0.0034in solid #D9D9E3" style:writing-mode="lr-tb" fo:padding-top="0in" fo:padding-left="0.075in" fo:padding-bottom="0in" fo:padding-right="0.075in"/>
    </style:style>
    <style:style style:name="P93" style:parent-style-name="標準" style:family="paragraph">
      <style:paragraph-properties fo:text-align="start"/>
    </style:style>
    <style:style style:name="TableCell94" style:family="table-cell">
      <style:table-cell-properties fo:border-top="0.0034in solid #D9D9E3" fo:border-left="0.0104in solid #D9D9E3" fo:border-bottom="0.0104in solid #D9D9E3" fo:border-right="0.0104in solid #D9D9E3" style:writing-mode="lr-tb" fo:padding-top="0in" fo:padding-left="0.075in" fo:padding-bottom="0in" fo:padding-right="0.075in"/>
    </style:style>
    <style:style style:name="TableRow95" style:family="table-row">
      <style:table-row-properties style:min-row-height="0.2083in" style:use-optimal-row-height="false"/>
    </style:style>
    <style:style style:name="TableCell96" style:family="table-cell">
      <style:table-cell-properties fo:border-top="0.0034in solid #D9D9E3" fo:border-left="0.0104in solid #D9D9E3" fo:border-bottom="0.0104in solid #D9D9E3" fo:border-right="0.0034in solid #D9D9E3" style:writing-mode="lr-tb" fo:padding-top="0in" fo:padding-left="0.075in" fo:padding-bottom="0in" fo:padding-right="0.075in"/>
    </style:style>
    <style:style style:name="P97" style:parent-style-name="標準" style:family="paragraph">
      <style:paragraph-properties fo:text-align="start"/>
    </style:style>
    <style:style style:name="TableCell98" style:family="table-cell">
      <style:table-cell-properties fo:border-top="0.0034in solid #D9D9E3" fo:border-left="0.0104in solid #D9D9E3" fo:border-bottom="0.0104in solid #D9D9E3" fo:border-right="0.0034in solid #D9D9E3" style:writing-mode="lr-tb" fo:padding-top="0in" fo:padding-left="0.075in" fo:padding-bottom="0in" fo:padding-right="0.075in"/>
    </style:style>
    <style:style style:name="P99" style:parent-style-name="標準" style:family="paragraph">
      <style:paragraph-properties fo:text-align="start"/>
    </style:style>
    <style:style style:name="TableCell100" style:family="table-cell">
      <style:table-cell-properties fo:border-top="0.0034in solid #D9D9E3" fo:border-left="0.0104in solid #D9D9E3" fo:border-bottom="0.0104in solid #D9D9E3" fo:border-right="0.0104in solid #D9D9E3" style:writing-mode="lr-tb" fo:padding-top="0in" fo:padding-left="0.075in" fo:padding-bottom="0in" fo:padding-right="0.075in"/>
    </style:style>
    <style:style style:name="TableRow101" style:family="table-row">
      <style:table-row-properties style:min-row-height="0.2083in" style:use-optimal-row-height="false"/>
    </style:style>
    <style:style style:name="TableCell102" style:family="table-cell">
      <style:table-cell-properties fo:border-top="0.0034in solid #D9D9E3" fo:border-left="0.0104in solid #D9D9E3" fo:border-bottom="0.0104in solid #D9D9E3" fo:border-right="0.0034in solid #D9D9E3" style:writing-mode="lr-tb" fo:padding-top="0in" fo:padding-left="0.075in" fo:padding-bottom="0in" fo:padding-right="0.075in"/>
    </style:style>
    <style:style style:name="P103" style:parent-style-name="標準" style:family="paragraph">
      <style:paragraph-properties fo:text-align="start"/>
    </style:style>
    <style:style style:name="TableCell104" style:family="table-cell">
      <style:table-cell-properties fo:border-top="0.0034in solid #D9D9E3" fo:border-left="0.0104in solid #D9D9E3" fo:border-bottom="0.0104in solid #D9D9E3" fo:border-right="0.0034in solid #D9D9E3" style:writing-mode="lr-tb" fo:padding-top="0in" fo:padding-left="0.075in" fo:padding-bottom="0in" fo:padding-right="0.075in"/>
    </style:style>
    <style:style style:name="P105" style:parent-style-name="標準" style:family="paragraph">
      <style:paragraph-properties fo:text-align="start"/>
    </style:style>
    <style:style style:name="TableCell106" style:family="table-cell">
      <style:table-cell-properties fo:border-top="0.0034in solid #D9D9E3" fo:border-left="0.0104in solid #D9D9E3" fo:border-bottom="0.0104in solid #D9D9E3" fo:border-right="0.0104in solid #D9D9E3" style:writing-mode="lr-tb" fo:padding-top="0in" fo:padding-left="0.075in" fo:padding-bottom="0in" fo:padding-right="0.075in"/>
    </style:style>
    <style:style style:name="TableRow107" style:family="table-row">
      <style:table-row-properties style:min-row-height="0.2083in" style:use-optimal-row-height="false"/>
    </style:style>
    <style:style style:name="TableCell108" style:family="table-cell">
      <style:table-cell-properties fo:border-top="0.0034in solid #D9D9E3" fo:border-left="0.0104in solid #D9D9E3" fo:border-bottom="0.0104in solid #D9D9E3" fo:border-right="0.0034in solid #D9D9E3" style:writing-mode="lr-tb" fo:padding-top="0in" fo:padding-left="0.075in" fo:padding-bottom="0in" fo:padding-right="0.075in"/>
    </style:style>
    <style:style style:name="P109" style:parent-style-name="標準" style:family="paragraph">
      <style:paragraph-properties fo:text-align="start"/>
    </style:style>
    <style:style style:name="TableCell110" style:family="table-cell">
      <style:table-cell-properties fo:border-top="0.0034in solid #D9D9E3" fo:border-left="0.0104in solid #D9D9E3" fo:border-bottom="0.0104in solid #D9D9E3" fo:border-right="0.0034in solid #D9D9E3" style:writing-mode="lr-tb" fo:padding-top="0in" fo:padding-left="0.075in" fo:padding-bottom="0in" fo:padding-right="0.075in"/>
    </style:style>
    <style:style style:name="P111" style:parent-style-name="標準" style:family="paragraph">
      <style:paragraph-properties fo:text-align="start"/>
    </style:style>
    <style:style style:name="TableCell112" style:family="table-cell">
      <style:table-cell-properties fo:border-top="0.0034in solid #D9D9E3" fo:border-left="0.0104in solid #D9D9E3" fo:border-bottom="0.0104in solid #D9D9E3" fo:border-right="0.0104in solid #D9D9E3" style:writing-mode="lr-tb" fo:padding-top="0in" fo:padding-left="0.075in" fo:padding-bottom="0in" fo:padding-right="0.075in"/>
    </style:style>
    <style:style style:name="TableRow113" style:family="table-row">
      <style:table-row-properties style:min-row-height="0.2083in" style:use-optimal-row-height="false"/>
    </style:style>
    <style:style style:name="TableCell114" style:family="table-cell">
      <style:table-cell-properties fo:border-top="0.0034in solid #D9D9E3" fo:border-left="0.0104in solid #D9D9E3" fo:border-bottom="0.0104in solid #D9D9E3" fo:border-right="0.0034in solid #D9D9E3" style:writing-mode="lr-tb" fo:padding-top="0in" fo:padding-left="0.075in" fo:padding-bottom="0in" fo:padding-right="0.075in"/>
    </style:style>
    <style:style style:name="P115" style:parent-style-name="標準" style:family="paragraph">
      <style:paragraph-properties fo:text-align="start"/>
    </style:style>
    <style:style style:name="TableCell116" style:family="table-cell">
      <style:table-cell-properties fo:border-top="0.0034in solid #D9D9E3" fo:border-left="0.0104in solid #D9D9E3" fo:border-bottom="0.0104in solid #D9D9E3" fo:border-right="0.0034in solid #D9D9E3" style:writing-mode="lr-tb" fo:padding-top="0in" fo:padding-left="0.075in" fo:padding-bottom="0in" fo:padding-right="0.075in"/>
    </style:style>
    <style:style style:name="P117" style:parent-style-name="標準" style:family="paragraph">
      <style:paragraph-properties fo:text-align="start"/>
    </style:style>
    <style:style style:name="TableCell118" style:family="table-cell">
      <style:table-cell-properties fo:border-top="0.0034in solid #D9D9E3" fo:border-left="0.0104in solid #D9D9E3" fo:border-bottom="0.0104in solid #D9D9E3" fo:border-right="0.0104in solid #D9D9E3" style:writing-mode="lr-tb" fo:padding-top="0in" fo:padding-left="0.075in" fo:padding-bottom="0in" fo:padding-right="0.075in"/>
    </style:style>
    <style:style style:name="P119" style:parent-style-name="見出し3" style:family="paragraph">
      <style:paragraph-properties fo:margin-left="0.5833in">
        <style:tab-stops/>
      </style:paragraph-properties>
      <style:text-properties style:font-name="Century" style:font-name-asian="Century" style:font-name-complex="Century" fo:font-weight="bold" style:font-weight-asian="bold" style:font-weight-complex="bold" style:font-size-complex="10.5pt"/>
    </style:style>
    <style:style style:name="P120" style:parent-style-name="見出し3" style:family="paragraph">
      <style:paragraph-properties fo:margin-left="0.5833in">
        <style:tab-stops/>
      </style:paragraph-properties>
    </style:style>
    <style:style style:name="T121" style:parent-style-name="段落フォント" style:family="text">
      <style:text-properties style:font-name="Century" style:font-name-asian="Century" style:font-name-complex="Century" fo:font-weight="bold" style:font-weight-asian="bold" style:font-weight-complex="bold" fo:font-size="12pt" style:font-size-asian="12pt" style:font-size-complex="12pt"/>
    </style:style>
    <style:style style:name="P122" style:parent-style-name="リスト段落" style:family="paragraph">
      <style:paragraph-properties fo:margin-left="0.5in">
        <style:tab-stops/>
      </style:paragraph-properties>
      <style:text-properties style:font-name="Century" style:font-name-asian="Century" style:font-name-complex="Century" style:font-size-complex="10.5pt"/>
    </style:style>
    <style:style style:name="TableColumn124" style:family="table-column">
      <style:table-column-properties style:column-width="2.0868in" style:use-optimal-column-width="false"/>
    </style:style>
    <style:style style:name="TableColumn125" style:family="table-column">
      <style:table-column-properties style:column-width="2.0868in" style:use-optimal-column-width="false"/>
    </style:style>
    <style:style style:name="TableColumn126" style:family="table-column">
      <style:table-column-properties style:column-width="2.0868in" style:use-optimal-column-width="false"/>
    </style:style>
    <style:style style:name="Table123" style:family="table">
      <style:table-properties style:width="6.2604in" fo:margin-left="0in" table:align="left"/>
    </style:style>
    <style:style style:name="TableRow127" style:family="table-row">
      <style:table-row-properties style:min-row-height="0.2083in" style:use-optimal-row-height="false"/>
    </style:style>
    <style:style style:name="TableCell128" style:family="table-cell">
      <style:table-cell-properties fo:border-top="0.0104in solid #D9D9E3" fo:border-left="0.0104in solid #D9D9E3" fo:border-bottom="0.0104in solid #D9D9E3" fo:border-right="0.0034in solid #D9D9E3" style:writing-mode="lr-tb" style:vertical-align="bottom" fo:padding-top="0in" fo:padding-left="0.075in" fo:padding-bottom="0in" fo:padding-right="0.075in"/>
    </style:style>
    <style:style style:name="P129" style:parent-style-name="標準" style:family="paragraph">
      <style:paragraph-properties fo:text-align="center"/>
    </style:style>
    <style:style style:name="T130" style:parent-style-name="段落フォント" style:family="text">
      <style:text-properties fo:font-weight="bold" style:font-weight-asian="bold" style:font-weight-complex="bold"/>
    </style:style>
    <style:style style:name="TableCell131" style:family="table-cell">
      <style:table-cell-properties fo:border-top="0.0104in solid #D9D9E3" fo:border-left="0.0104in solid #D9D9E3" fo:border-bottom="0.0104in solid #D9D9E3" fo:border-right="0.0034in solid #D9D9E3" style:writing-mode="lr-tb" style:vertical-align="bottom" fo:padding-top="0in" fo:padding-left="0.075in" fo:padding-bottom="0in" fo:padding-right="0.075in"/>
    </style:style>
    <style:style style:name="P132" style:parent-style-name="標準" style:family="paragraph">
      <style:paragraph-properties fo:text-align="center"/>
    </style:style>
    <style:style style:name="T133" style:parent-style-name="段落フォント" style:family="text">
      <style:text-properties fo:font-weight="bold" style:font-weight-asian="bold" style:font-weight-complex="bold"/>
    </style:style>
    <style:style style:name="TableCell134" style:family="table-cell">
      <style:table-cell-properties fo:border="0.0104in solid #D9D9E3" style:writing-mode="lr-tb" style:vertical-align="bottom" fo:padding-top="0in" fo:padding-left="0.075in" fo:padding-bottom="0in" fo:padding-right="0.075in"/>
    </style:style>
    <style:style style:name="P135" style:parent-style-name="標準" style:family="paragraph">
      <style:paragraph-properties fo:text-align="center"/>
    </style:style>
    <style:style style:name="T136" style:parent-style-name="段落フォント" style:family="text">
      <style:text-properties fo:font-weight="bold" style:font-weight-asian="bold" style:font-weight-complex="bold"/>
    </style:style>
    <style:style style:name="TableRow137" style:family="table-row">
      <style:table-row-properties style:min-row-height="0.2083in" style:use-optimal-row-height="false"/>
    </style:style>
    <style:style style:name="TableCell138" style:family="table-cell">
      <style:table-cell-properties fo:border-top="0.0034in solid #D9D9E3" fo:border-left="0.0104in solid #D9D9E3" fo:border-bottom="0.0104in solid #D9D9E3" fo:border-right="0.0034in solid #D9D9E3" style:writing-mode="lr-tb" fo:padding-top="0in" fo:padding-left="0.075in" fo:padding-bottom="0in" fo:padding-right="0.075in"/>
    </style:style>
    <style:style style:name="P139" style:parent-style-name="標準" style:family="paragraph">
      <style:paragraph-properties fo:text-align="start"/>
    </style:style>
    <style:style style:name="TableCell140" style:family="table-cell">
      <style:table-cell-properties fo:border-top="0.0034in solid #D9D9E3" fo:border-left="0.0104in solid #D9D9E3" fo:border-bottom="0.0104in solid #D9D9E3" fo:border-right="0.0034in solid #D9D9E3" style:writing-mode="lr-tb" fo:padding-top="0in" fo:padding-left="0.075in" fo:padding-bottom="0in" fo:padding-right="0.075in"/>
    </style:style>
    <style:style style:name="P141" style:parent-style-name="標準" style:family="paragraph">
      <style:paragraph-properties fo:text-align="start"/>
    </style:style>
    <style:style style:name="TableCell142" style:family="table-cell">
      <style:table-cell-properties fo:border-top="0.0034in solid #D9D9E3" fo:border-left="0.0104in solid #D9D9E3" fo:border-bottom="0.0104in solid #D9D9E3" fo:border-right="0.0104in solid #D9D9E3" style:writing-mode="lr-tb" fo:padding-top="0in" fo:padding-left="0.075in" fo:padding-bottom="0in" fo:padding-right="0.075in"/>
    </style:style>
    <style:style style:name="P143" style:parent-style-name="標準" style:family="paragraph">
      <style:paragraph-properties fo:text-align="start"/>
    </style:style>
    <style:style style:name="TableRow144" style:family="table-row">
      <style:table-row-properties style:min-row-height="0.2083in" style:use-optimal-row-height="false"/>
    </style:style>
    <style:style style:name="TableCell145" style:family="table-cell">
      <style:table-cell-properties fo:border-top="0.0034in solid #D9D9E3" fo:border-left="0.0104in solid #D9D9E3" fo:border-bottom="0.0104in solid #D9D9E3" fo:border-right="0.0034in solid #D9D9E3" style:writing-mode="lr-tb" fo:padding-top="0in" fo:padding-left="0.075in" fo:padding-bottom="0in" fo:padding-right="0.075in"/>
    </style:style>
    <style:style style:name="P146" style:parent-style-name="標準" style:family="paragraph">
      <style:paragraph-properties fo:text-align="start"/>
    </style:style>
    <style:style style:name="TableCell147" style:family="table-cell">
      <style:table-cell-properties fo:border-top="0.0034in solid #D9D9E3" fo:border-left="0.0104in solid #D9D9E3" fo:border-bottom="0.0104in solid #D9D9E3" fo:border-right="0.0034in solid #D9D9E3" style:writing-mode="lr-tb" fo:padding-top="0in" fo:padding-left="0.075in" fo:padding-bottom="0in" fo:padding-right="0.075in"/>
    </style:style>
    <style:style style:name="P148" style:parent-style-name="標準" style:family="paragraph">
      <style:paragraph-properties fo:text-align="start"/>
    </style:style>
    <style:style style:name="TableCell149" style:family="table-cell">
      <style:table-cell-properties fo:border-top="0.0034in solid #D9D9E3" fo:border-left="0.0104in solid #D9D9E3" fo:border-bottom="0.0104in solid #D9D9E3" fo:border-right="0.0104in solid #D9D9E3" style:writing-mode="lr-tb" fo:padding-top="0in" fo:padding-left="0.075in" fo:padding-bottom="0in" fo:padding-right="0.075in"/>
    </style:style>
    <style:style style:name="P150" style:parent-style-name="標準" style:family="paragraph">
      <style:paragraph-properties fo:text-align="start"/>
    </style:style>
    <style:style style:name="TableRow151" style:family="table-row">
      <style:table-row-properties style:min-row-height="0.2083in" style:use-optimal-row-height="false"/>
    </style:style>
    <style:style style:name="TableCell152" style:family="table-cell">
      <style:table-cell-properties fo:border-top="0.0034in solid #D9D9E3" fo:border-left="0.0104in solid #D9D9E3" fo:border-bottom="0.0104in solid #D9D9E3" fo:border-right="0.0034in solid #D9D9E3" style:writing-mode="lr-tb" fo:padding-top="0in" fo:padding-left="0.075in" fo:padding-bottom="0in" fo:padding-right="0.075in"/>
    </style:style>
    <style:style style:name="P153" style:parent-style-name="標準" style:family="paragraph">
      <style:paragraph-properties fo:text-align="start"/>
    </style:style>
    <style:style style:name="TableCell154" style:family="table-cell">
      <style:table-cell-properties fo:border-top="0.0034in solid #D9D9E3" fo:border-left="0.0104in solid #D9D9E3" fo:border-bottom="0.0104in solid #D9D9E3" fo:border-right="0.0034in solid #D9D9E3" style:writing-mode="lr-tb" fo:padding-top="0in" fo:padding-left="0.075in" fo:padding-bottom="0in" fo:padding-right="0.075in"/>
    </style:style>
    <style:style style:name="P155" style:parent-style-name="標準" style:family="paragraph">
      <style:paragraph-properties fo:text-align="start"/>
    </style:style>
    <style:style style:name="TableCell156" style:family="table-cell">
      <style:table-cell-properties fo:border-top="0.0034in solid #D9D9E3" fo:border-left="0.0104in solid #D9D9E3" fo:border-bottom="0.0104in solid #D9D9E3" fo:border-right="0.0104in solid #D9D9E3" style:writing-mode="lr-tb" fo:padding-top="0in" fo:padding-left="0.075in" fo:padding-bottom="0in" fo:padding-right="0.075in"/>
    </style:style>
    <style:style style:name="P157" style:parent-style-name="標準" style:family="paragraph">
      <style:paragraph-properties fo:text-align="start"/>
    </style:style>
    <style:style style:name="TableRow158" style:family="table-row">
      <style:table-row-properties style:min-row-height="0.2083in" style:use-optimal-row-height="false"/>
    </style:style>
    <style:style style:name="TableCell159" style:family="table-cell">
      <style:table-cell-properties fo:border-top="0.0034in solid #D9D9E3" fo:border-left="0.0104in solid #D9D9E3" fo:border-bottom="0.0104in solid #D9D9E3" fo:border-right="0.0034in solid #D9D9E3" style:writing-mode="lr-tb" fo:padding-top="0in" fo:padding-left="0.075in" fo:padding-bottom="0in" fo:padding-right="0.075in"/>
    </style:style>
    <style:style style:name="P160" style:parent-style-name="標準" style:family="paragraph">
      <style:paragraph-properties fo:text-align="start"/>
    </style:style>
    <style:style style:name="TableCell161" style:family="table-cell">
      <style:table-cell-properties fo:border-top="0.0034in solid #D9D9E3" fo:border-left="0.0104in solid #D9D9E3" fo:border-bottom="0.0104in solid #D9D9E3" fo:border-right="0.0034in solid #D9D9E3" style:writing-mode="lr-tb" fo:padding-top="0in" fo:padding-left="0.075in" fo:padding-bottom="0in" fo:padding-right="0.075in"/>
    </style:style>
    <style:style style:name="P162" style:parent-style-name="標準" style:family="paragraph">
      <style:paragraph-properties fo:text-align="start"/>
    </style:style>
    <style:style style:name="TableCell163" style:family="table-cell">
      <style:table-cell-properties fo:border-top="0.0034in solid #D9D9E3" fo:border-left="0.0104in solid #D9D9E3" fo:border-bottom="0.0104in solid #D9D9E3" fo:border-right="0.0104in solid #D9D9E3" style:writing-mode="lr-tb" fo:padding-top="0in" fo:padding-left="0.075in" fo:padding-bottom="0in" fo:padding-right="0.075in"/>
    </style:style>
    <style:style style:name="TableRow164" style:family="table-row">
      <style:table-row-properties style:min-row-height="0.2083in" style:use-optimal-row-height="false"/>
    </style:style>
    <style:style style:name="TableCell165" style:family="table-cell">
      <style:table-cell-properties fo:border-top="0.0034in solid #D9D9E3" fo:border-left="0.0104in solid #D9D9E3" fo:border-bottom="0.0104in solid #D9D9E3" fo:border-right="0.0034in solid #D9D9E3" style:writing-mode="lr-tb" fo:padding-top="0in" fo:padding-left="0.075in" fo:padding-bottom="0in" fo:padding-right="0.075in"/>
    </style:style>
    <style:style style:name="P166" style:parent-style-name="標準" style:family="paragraph">
      <style:paragraph-properties fo:text-align="start"/>
    </style:style>
    <style:style style:name="TableCell167" style:family="table-cell">
      <style:table-cell-properties fo:border-top="0.0034in solid #D9D9E3" fo:border-left="0.0104in solid #D9D9E3" fo:border-bottom="0.0104in solid #D9D9E3" fo:border-right="0.0034in solid #D9D9E3" style:writing-mode="lr-tb" fo:padding-top="0in" fo:padding-left="0.075in" fo:padding-bottom="0in" fo:padding-right="0.075in"/>
    </style:style>
    <style:style style:name="P168" style:parent-style-name="標準" style:family="paragraph">
      <style:paragraph-properties fo:text-align="start"/>
    </style:style>
    <style:style style:name="TableCell169" style:family="table-cell">
      <style:table-cell-properties fo:border-top="0.0034in solid #D9D9E3" fo:border-left="0.0104in solid #D9D9E3" fo:border-bottom="0.0104in solid #D9D9E3" fo:border-right="0.0104in solid #D9D9E3" style:writing-mode="lr-tb" fo:padding-top="0in" fo:padding-left="0.075in" fo:padding-bottom="0in" fo:padding-right="0.075in"/>
    </style:style>
    <style:style style:name="TableRow170" style:family="table-row">
      <style:table-row-properties style:min-row-height="0.2083in" style:use-optimal-row-height="false"/>
    </style:style>
    <style:style style:name="TableCell171" style:family="table-cell">
      <style:table-cell-properties fo:border-top="0.0034in solid #D9D9E3" fo:border-left="0.0104in solid #D9D9E3" fo:border-bottom="0.0104in solid #D9D9E3" fo:border-right="0.0034in solid #D9D9E3" style:writing-mode="lr-tb" fo:padding-top="0in" fo:padding-left="0.075in" fo:padding-bottom="0in" fo:padding-right="0.075in"/>
    </style:style>
    <style:style style:name="P172" style:parent-style-name="標準" style:family="paragraph">
      <style:paragraph-properties fo:text-align="start"/>
    </style:style>
    <style:style style:name="TableCell173" style:family="table-cell">
      <style:table-cell-properties fo:border-top="0.0034in solid #D9D9E3" fo:border-left="0.0104in solid #D9D9E3" fo:border-bottom="0.0104in solid #D9D9E3" fo:border-right="0.0034in solid #D9D9E3" style:writing-mode="lr-tb" fo:padding-top="0in" fo:padding-left="0.075in" fo:padding-bottom="0in" fo:padding-right="0.075in"/>
    </style:style>
    <style:style style:name="P174" style:parent-style-name="標準" style:family="paragraph">
      <style:paragraph-properties fo:text-align="start"/>
    </style:style>
    <style:style style:name="TableCell175" style:family="table-cell">
      <style:table-cell-properties fo:border-top="0.0034in solid #D9D9E3" fo:border-left="0.0104in solid #D9D9E3" fo:border-bottom="0.0104in solid #D9D9E3" fo:border-right="0.0104in solid #D9D9E3" style:writing-mode="lr-tb" fo:padding-top="0in" fo:padding-left="0.075in" fo:padding-bottom="0in" fo:padding-right="0.075in"/>
    </style:style>
    <style:style style:name="P176" style:parent-style-name="見出し3" style:family="paragraph">
      <style:paragraph-properties fo:margin-left="0.5833in">
        <style:tab-stops/>
      </style:paragraph-properties>
      <style:text-properties style:font-name="Century" style:font-name-asian="Century" style:font-name-complex="Century" fo:font-weight="bold" style:font-weight-asian="bold" style:font-weight-complex="bold" style:font-size-complex="10.5pt"/>
    </style:style>
    <style:style style:name="P177" style:parent-style-name="見出し3" style:family="paragraph">
      <style:paragraph-properties fo:margin-left="0.5833in">
        <style:tab-stops/>
      </style:paragraph-properties>
      <style:text-properties style:font-name="Century" style:font-name-asian="Century" style:font-name-complex="Century" fo:font-weight="bold" style:font-weight-asian="bold" style:font-weight-complex="bold" fo:font-size="12pt" style:font-size-asian="12pt" style:font-size-complex="12pt"/>
    </style:style>
    <style:style style:name="P178" style:parent-style-name="見出し3" style:family="paragraph">
      <style:paragraph-properties fo:margin-left="0.5833in">
        <style:tab-stops/>
      </style:paragraph-properties>
      <style:text-properties style:font-name="Century" style:font-name-asian="Century" style:font-name-complex="Century" fo:font-weight="bold" style:font-weight-asian="bold" style:font-weight-complex="bold" fo:font-size="12pt" style:font-size-asian="12pt" style:font-size-complex="12pt"/>
    </style:style>
    <style:style style:name="P179" style:parent-style-name="見出し3" style:family="paragraph">
      <style:paragraph-properties fo:margin-left="0.5833in">
        <style:tab-stops/>
      </style:paragraph-properties>
      <style:text-properties style:font-name="Century" style:font-name-asian="Century" style:font-name-complex="Century" fo:font-weight="bold" style:font-weight-asian="bold" style:font-weight-complex="bold" fo:font-size="12pt" style:font-size-asian="12pt" style:font-size-complex="12pt"/>
    </style:style>
    <style:style style:name="P180" style:parent-style-name="リスト段落" style:family="paragraph">
      <style:paragraph-properties fo:margin-left="0.5in">
        <style:tab-stops/>
      </style:paragraph-properties>
      <style:text-properties style:font-name="Century" style:font-name-asian="Century" style:font-name-complex="Century" style:font-size-complex="10.5pt"/>
    </style:style>
    <style:style style:name="TableColumn182" style:family="table-column">
      <style:table-column-properties style:column-width="2.0868in" style:use-optimal-column-width="false"/>
    </style:style>
    <style:style style:name="TableColumn183" style:family="table-column">
      <style:table-column-properties style:column-width="2.0868in" style:use-optimal-column-width="false"/>
    </style:style>
    <style:style style:name="TableColumn184" style:family="table-column">
      <style:table-column-properties style:column-width="2.0868in" style:use-optimal-column-width="false"/>
    </style:style>
    <style:style style:name="Table181" style:family="table">
      <style:table-properties style:width="6.2604in" fo:margin-left="0in" table:align="left"/>
    </style:style>
    <style:style style:name="TableRow185" style:family="table-row">
      <style:table-row-properties style:min-row-height="0.2083in" style:use-optimal-row-height="false"/>
    </style:style>
    <style:style style:name="TableCell186" style:family="table-cell">
      <style:table-cell-properties fo:border-top="0.0104in solid #D9D9E3" fo:border-left="0.0104in solid #D9D9E3" fo:border-bottom="0.0104in solid #D9D9E3" fo:border-right="0.0034in solid #D9D9E3" style:writing-mode="lr-tb" style:vertical-align="bottom" fo:padding-top="0in" fo:padding-left="0.075in" fo:padding-bottom="0in" fo:padding-right="0.075in"/>
    </style:style>
    <style:style style:name="P187" style:parent-style-name="標準" style:family="paragraph">
      <style:paragraph-properties fo:text-align="center"/>
    </style:style>
    <style:style style:name="T188" style:parent-style-name="段落フォント" style:family="text">
      <style:text-properties fo:font-weight="bold" style:font-weight-asian="bold" style:font-weight-complex="bold"/>
    </style:style>
    <style:style style:name="TableCell189" style:family="table-cell">
      <style:table-cell-properties fo:border-top="0.0104in solid #D9D9E3" fo:border-left="0.0104in solid #D9D9E3" fo:border-bottom="0.0104in solid #D9D9E3" fo:border-right="0.0034in solid #D9D9E3" style:writing-mode="lr-tb" style:vertical-align="bottom" fo:padding-top="0in" fo:padding-left="0.075in" fo:padding-bottom="0in" fo:padding-right="0.075in"/>
    </style:style>
    <style:style style:name="P190" style:parent-style-name="標準" style:family="paragraph">
      <style:paragraph-properties fo:text-align="center"/>
    </style:style>
    <style:style style:name="T191" style:parent-style-name="段落フォント" style:family="text">
      <style:text-properties fo:font-weight="bold" style:font-weight-asian="bold" style:font-weight-complex="bold"/>
    </style:style>
    <style:style style:name="TableCell192" style:family="table-cell">
      <style:table-cell-properties fo:border="0.0104in solid #D9D9E3" style:writing-mode="lr-tb" style:vertical-align="bottom" fo:padding-top="0in" fo:padding-left="0.075in" fo:padding-bottom="0in" fo:padding-right="0.075in"/>
    </style:style>
    <style:style style:name="P193" style:parent-style-name="標準" style:family="paragraph">
      <style:paragraph-properties fo:text-align="center"/>
    </style:style>
    <style:style style:name="T194" style:parent-style-name="段落フォント" style:family="text">
      <style:text-properties fo:font-weight="bold" style:font-weight-asian="bold" style:font-weight-complex="bold"/>
    </style:style>
    <style:style style:name="TableRow195" style:family="table-row">
      <style:table-row-properties style:min-row-height="0.2083in" style:use-optimal-row-height="false"/>
    </style:style>
    <style:style style:name="TableCell196" style:family="table-cell">
      <style:table-cell-properties fo:border-top="0.0034in solid #D9D9E3" fo:border-left="0.0104in solid #D9D9E3" fo:border-bottom="0.0104in solid #D9D9E3" fo:border-right="0.0034in solid #D9D9E3" style:writing-mode="lr-tb" fo:padding-top="0in" fo:padding-left="0.075in" fo:padding-bottom="0in" fo:padding-right="0.075in"/>
    </style:style>
    <style:style style:name="P197" style:parent-style-name="標準" style:family="paragraph">
      <style:paragraph-properties fo:text-align="start"/>
    </style:style>
    <style:style style:name="TableCell198" style:family="table-cell">
      <style:table-cell-properties fo:border-top="0.0034in solid #D9D9E3" fo:border-left="0.0104in solid #D9D9E3" fo:border-bottom="0.0104in solid #D9D9E3" fo:border-right="0.0034in solid #D9D9E3" style:writing-mode="lr-tb" fo:padding-top="0in" fo:padding-left="0.075in" fo:padding-bottom="0in" fo:padding-right="0.075in"/>
    </style:style>
    <style:style style:name="P199" style:parent-style-name="標準" style:family="paragraph">
      <style:paragraph-properties fo:text-align="start"/>
    </style:style>
    <style:style style:name="TableCell200" style:family="table-cell">
      <style:table-cell-properties fo:border-top="0.0034in solid #D9D9E3" fo:border-left="0.0104in solid #D9D9E3" fo:border-bottom="0.0104in solid #D9D9E3" fo:border-right="0.0104in solid #D9D9E3" style:writing-mode="lr-tb" fo:padding-top="0in" fo:padding-left="0.075in" fo:padding-bottom="0in" fo:padding-right="0.075in"/>
    </style:style>
    <style:style style:name="P201" style:parent-style-name="標準" style:family="paragraph">
      <style:paragraph-properties fo:text-align="start"/>
    </style:style>
    <style:style style:name="TableRow202" style:family="table-row">
      <style:table-row-properties style:min-row-height="0.2083in" style:use-optimal-row-height="false"/>
    </style:style>
    <style:style style:name="TableCell203" style:family="table-cell">
      <style:table-cell-properties fo:border-top="0.0034in solid #D9D9E3" fo:border-left="0.0104in solid #D9D9E3" fo:border-bottom="0.0104in solid #D9D9E3" fo:border-right="0.0034in solid #D9D9E3" style:writing-mode="lr-tb" fo:padding-top="0in" fo:padding-left="0.075in" fo:padding-bottom="0in" fo:padding-right="0.075in"/>
    </style:style>
    <style:style style:name="P204" style:parent-style-name="標準" style:family="paragraph">
      <style:paragraph-properties fo:text-align="start"/>
    </style:style>
    <style:style style:name="TableCell205" style:family="table-cell">
      <style:table-cell-properties fo:border-top="0.0034in solid #D9D9E3" fo:border-left="0.0104in solid #D9D9E3" fo:border-bottom="0.0104in solid #D9D9E3" fo:border-right="0.0034in solid #D9D9E3" style:writing-mode="lr-tb" fo:padding-top="0in" fo:padding-left="0.075in" fo:padding-bottom="0in" fo:padding-right="0.075in"/>
    </style:style>
    <style:style style:name="P206" style:parent-style-name="標準" style:family="paragraph">
      <style:paragraph-properties fo:text-align="start"/>
    </style:style>
    <style:style style:name="TableCell207" style:family="table-cell">
      <style:table-cell-properties fo:border-top="0.0034in solid #D9D9E3" fo:border-left="0.0104in solid #D9D9E3" fo:border-bottom="0.0104in solid #D9D9E3" fo:border-right="0.0104in solid #D9D9E3" style:writing-mode="lr-tb" fo:padding-top="0in" fo:padding-left="0.075in" fo:padding-bottom="0in" fo:padding-right="0.075in"/>
    </style:style>
    <style:style style:name="P208" style:parent-style-name="標準" style:family="paragraph">
      <style:paragraph-properties fo:text-align="start"/>
    </style:style>
    <style:style style:name="TableRow209" style:family="table-row">
      <style:table-row-properties style:min-row-height="0.2083in" style:use-optimal-row-height="false"/>
    </style:style>
    <style:style style:name="TableCell210" style:family="table-cell">
      <style:table-cell-properties fo:border-top="0.0034in solid #D9D9E3" fo:border-left="0.0104in solid #D9D9E3" fo:border-bottom="0.0104in solid #D9D9E3" fo:border-right="0.0034in solid #D9D9E3" style:writing-mode="lr-tb" fo:padding-top="0in" fo:padding-left="0.075in" fo:padding-bottom="0in" fo:padding-right="0.075in"/>
    </style:style>
    <style:style style:name="P211" style:parent-style-name="標準" style:family="paragraph">
      <style:paragraph-properties fo:text-align="start"/>
    </style:style>
    <style:style style:name="TableCell212" style:family="table-cell">
      <style:table-cell-properties fo:border-top="0.0034in solid #D9D9E3" fo:border-left="0.0104in solid #D9D9E3" fo:border-bottom="0.0104in solid #D9D9E3" fo:border-right="0.0034in solid #D9D9E3" style:writing-mode="lr-tb" fo:padding-top="0in" fo:padding-left="0.075in" fo:padding-bottom="0in" fo:padding-right="0.075in"/>
    </style:style>
    <style:style style:name="P213" style:parent-style-name="標準" style:family="paragraph">
      <style:paragraph-properties fo:text-align="start"/>
    </style:style>
    <style:style style:name="TableCell214" style:family="table-cell">
      <style:table-cell-properties fo:border-top="0.0034in solid #D9D9E3" fo:border-left="0.0104in solid #D9D9E3" fo:border-bottom="0.0104in solid #D9D9E3" fo:border-right="0.0104in solid #D9D9E3" style:writing-mode="lr-tb" fo:padding-top="0in" fo:padding-left="0.075in" fo:padding-bottom="0in" fo:padding-right="0.075in"/>
    </style:style>
    <style:style style:name="P215" style:parent-style-name="標準" style:family="paragraph">
      <style:paragraph-properties fo:text-align="start"/>
    </style:style>
    <style:style style:name="TableRow216" style:family="table-row">
      <style:table-row-properties style:min-row-height="0.2083in" style:use-optimal-row-height="false"/>
    </style:style>
    <style:style style:name="TableCell217" style:family="table-cell">
      <style:table-cell-properties fo:border-top="0.0034in solid #D9D9E3" fo:border-left="0.0104in solid #D9D9E3" fo:border-bottom="0.0104in solid #D9D9E3" fo:border-right="0.0034in solid #D9D9E3" style:writing-mode="lr-tb" fo:padding-top="0in" fo:padding-left="0.075in" fo:padding-bottom="0in" fo:padding-right="0.075in"/>
    </style:style>
    <style:style style:name="P218" style:parent-style-name="標準" style:family="paragraph">
      <style:paragraph-properties fo:text-align="start"/>
    </style:style>
    <style:style style:name="TableCell219" style:family="table-cell">
      <style:table-cell-properties fo:border-top="0.0034in solid #D9D9E3" fo:border-left="0.0104in solid #D9D9E3" fo:border-bottom="0.0104in solid #D9D9E3" fo:border-right="0.0034in solid #D9D9E3" style:writing-mode="lr-tb" fo:padding-top="0in" fo:padding-left="0.075in" fo:padding-bottom="0in" fo:padding-right="0.075in"/>
    </style:style>
    <style:style style:name="P220" style:parent-style-name="標準" style:family="paragraph">
      <style:paragraph-properties fo:text-align="start"/>
    </style:style>
    <style:style style:name="TableCell221" style:family="table-cell">
      <style:table-cell-properties fo:border-top="0.0034in solid #D9D9E3" fo:border-left="0.0104in solid #D9D9E3" fo:border-bottom="0.0104in solid #D9D9E3" fo:border-right="0.0104in solid #D9D9E3" style:writing-mode="lr-tb" fo:padding-top="0in" fo:padding-left="0.075in" fo:padding-bottom="0in" fo:padding-right="0.075in"/>
    </style:style>
    <style:style style:name="TableRow222" style:family="table-row">
      <style:table-row-properties style:min-row-height="0.2083in" style:use-optimal-row-height="false"/>
    </style:style>
    <style:style style:name="TableCell223" style:family="table-cell">
      <style:table-cell-properties fo:border-top="0.0034in solid #D9D9E3" fo:border-left="0.0104in solid #D9D9E3" fo:border-bottom="0.0104in solid #D9D9E3" fo:border-right="0.0034in solid #D9D9E3" style:writing-mode="lr-tb" fo:padding-top="0in" fo:padding-left="0.075in" fo:padding-bottom="0in" fo:padding-right="0.075in"/>
    </style:style>
    <style:style style:name="P224" style:parent-style-name="標準" style:family="paragraph">
      <style:paragraph-properties fo:text-align="start"/>
    </style:style>
    <style:style style:name="TableCell225" style:family="table-cell">
      <style:table-cell-properties fo:border-top="0.0034in solid #D9D9E3" fo:border-left="0.0104in solid #D9D9E3" fo:border-bottom="0.0104in solid #D9D9E3" fo:border-right="0.0034in solid #D9D9E3" style:writing-mode="lr-tb" fo:padding-top="0in" fo:padding-left="0.075in" fo:padding-bottom="0in" fo:padding-right="0.075in"/>
    </style:style>
    <style:style style:name="P226" style:parent-style-name="標準" style:family="paragraph">
      <style:paragraph-properties fo:text-align="start"/>
    </style:style>
    <style:style style:name="TableCell227" style:family="table-cell">
      <style:table-cell-properties fo:border-top="0.0034in solid #D9D9E3" fo:border-left="0.0104in solid #D9D9E3" fo:border-bottom="0.0104in solid #D9D9E3" fo:border-right="0.0104in solid #D9D9E3" style:writing-mode="lr-tb" fo:padding-top="0in" fo:padding-left="0.075in" fo:padding-bottom="0in" fo:padding-right="0.075in"/>
    </style:style>
    <style:style style:name="P228" style:parent-style-name="見出し3" style:family="paragraph">
      <style:paragraph-properties fo:margin-left="0.5833in">
        <style:tab-stops/>
      </style:paragraph-properties>
      <style:text-properties style:font-name="Century" style:font-name-asian="Century" style:font-name-complex="Century" fo:font-weight="bold" style:font-weight-asian="bold" style:font-weight-complex="bold" style:font-size-complex="10.5pt"/>
    </style:style>
    <style:style style:name="P229" style:parent-style-name="見出し3" style:family="paragraph">
      <style:paragraph-properties fo:margin-left="0.5833in">
        <style:tab-stops/>
      </style:paragraph-properties>
      <style:text-properties style:font-name="Century" style:font-name-asian="Century" style:font-name-complex="Century" fo:font-weight="bold" style:font-weight-asian="bold" style:font-weight-complex="bold" fo:font-size="12pt" style:font-size-asian="12pt" style:font-size-complex="12pt"/>
    </style:style>
    <style:style style:name="P230" style:parent-style-name="リスト段落" style:family="paragraph">
      <style:paragraph-properties fo:margin-left="0.5in">
        <style:tab-stops/>
      </style:paragraph-properties>
      <style:text-properties style:font-name="Century" style:font-name-asian="Century" style:font-name-complex="Century" style:font-size-complex="10.5pt"/>
    </style:style>
    <style:style style:name="TableColumn232" style:family="table-column">
      <style:table-column-properties style:column-width="2.0868in" style:use-optimal-column-width="false"/>
    </style:style>
    <style:style style:name="TableColumn233" style:family="table-column">
      <style:table-column-properties style:column-width="2.0868in" style:use-optimal-column-width="false"/>
    </style:style>
    <style:style style:name="TableColumn234" style:family="table-column">
      <style:table-column-properties style:column-width="2.0868in" style:use-optimal-column-width="false"/>
    </style:style>
    <style:style style:name="Table231" style:family="table">
      <style:table-properties style:width="6.2604in" fo:margin-left="0in" table:align="left"/>
    </style:style>
    <style:style style:name="TableRow235" style:family="table-row">
      <style:table-row-properties style:min-row-height="0.2083in" style:use-optimal-row-height="false"/>
    </style:style>
    <style:style style:name="TableCell236" style:family="table-cell">
      <style:table-cell-properties fo:border-top="0.0104in solid #D9D9E3" fo:border-left="0.0104in solid #D9D9E3" fo:border-bottom="0.0104in solid #D9D9E3" fo:border-right="0.0034in solid #D9D9E3" style:writing-mode="lr-tb" style:vertical-align="bottom" fo:padding-top="0in" fo:padding-left="0.075in" fo:padding-bottom="0in" fo:padding-right="0.075in"/>
    </style:style>
    <style:style style:name="P237" style:parent-style-name="標準" style:family="paragraph">
      <style:paragraph-properties fo:text-align="center"/>
    </style:style>
    <style:style style:name="T238" style:parent-style-name="段落フォント" style:family="text">
      <style:text-properties fo:font-weight="bold" style:font-weight-asian="bold" style:font-weight-complex="bold"/>
    </style:style>
    <style:style style:name="TableCell239" style:family="table-cell">
      <style:table-cell-properties fo:border-top="0.0104in solid #D9D9E3" fo:border-left="0.0104in solid #D9D9E3" fo:border-bottom="0.0104in solid #D9D9E3" fo:border-right="0.0034in solid #D9D9E3" style:writing-mode="lr-tb" style:vertical-align="bottom" fo:padding-top="0in" fo:padding-left="0.075in" fo:padding-bottom="0in" fo:padding-right="0.075in"/>
    </style:style>
    <style:style style:name="P240" style:parent-style-name="標準" style:family="paragraph">
      <style:paragraph-properties fo:text-align="center"/>
    </style:style>
    <style:style style:name="T241" style:parent-style-name="段落フォント" style:family="text">
      <style:text-properties fo:font-weight="bold" style:font-weight-asian="bold" style:font-weight-complex="bold"/>
    </style:style>
    <style:style style:name="TableCell242" style:family="table-cell">
      <style:table-cell-properties fo:border="0.0104in solid #D9D9E3" style:writing-mode="lr-tb" style:vertical-align="bottom" fo:padding-top="0in" fo:padding-left="0.075in" fo:padding-bottom="0in" fo:padding-right="0.075in"/>
    </style:style>
    <style:style style:name="P243" style:parent-style-name="標準" style:family="paragraph">
      <style:paragraph-properties fo:text-align="center"/>
    </style:style>
    <style:style style:name="T244" style:parent-style-name="段落フォント" style:family="text">
      <style:text-properties fo:font-weight="bold" style:font-weight-asian="bold" style:font-weight-complex="bold"/>
    </style:style>
    <style:style style:name="TableRow245" style:family="table-row">
      <style:table-row-properties style:min-row-height="0.2083in" style:use-optimal-row-height="false"/>
    </style:style>
    <style:style style:name="TableCell246" style:family="table-cell">
      <style:table-cell-properties fo:border-top="0.0034in solid #D9D9E3" fo:border-left="0.0104in solid #D9D9E3" fo:border-bottom="0.0104in solid #D9D9E3" fo:border-right="0.0034in solid #D9D9E3" style:writing-mode="lr-tb" fo:padding-top="0in" fo:padding-left="0.075in" fo:padding-bottom="0in" fo:padding-right="0.075in"/>
    </style:style>
    <style:style style:name="P247" style:parent-style-name="標準" style:family="paragraph">
      <style:paragraph-properties fo:text-align="start"/>
    </style:style>
    <style:style style:name="TableCell248" style:family="table-cell">
      <style:table-cell-properties fo:border-top="0.0034in solid #D9D9E3" fo:border-left="0.0104in solid #D9D9E3" fo:border-bottom="0.0104in solid #D9D9E3" fo:border-right="0.0034in solid #D9D9E3" style:writing-mode="lr-tb" fo:padding-top="0in" fo:padding-left="0.075in" fo:padding-bottom="0in" fo:padding-right="0.075in"/>
    </style:style>
    <style:style style:name="P249" style:parent-style-name="標準" style:family="paragraph">
      <style:paragraph-properties fo:text-align="start"/>
    </style:style>
    <style:style style:name="TableCell250" style:family="table-cell">
      <style:table-cell-properties fo:border-top="0.0034in solid #D9D9E3" fo:border-left="0.0104in solid #D9D9E3" fo:border-bottom="0.0104in solid #D9D9E3" fo:border-right="0.0104in solid #D9D9E3" style:writing-mode="lr-tb" fo:padding-top="0in" fo:padding-left="0.075in" fo:padding-bottom="0in" fo:padding-right="0.075in"/>
    </style:style>
    <style:style style:name="P251" style:parent-style-name="標準" style:family="paragraph">
      <style:paragraph-properties fo:text-align="start"/>
    </style:style>
    <style:style style:name="TableRow252" style:family="table-row">
      <style:table-row-properties style:min-row-height="0.2083in" style:use-optimal-row-height="false"/>
    </style:style>
    <style:style style:name="TableCell253" style:family="table-cell">
      <style:table-cell-properties fo:border-top="0.0034in solid #D9D9E3" fo:border-left="0.0104in solid #D9D9E3" fo:border-bottom="0.0104in solid #D9D9E3" fo:border-right="0.0034in solid #D9D9E3" style:writing-mode="lr-tb" fo:padding-top="0in" fo:padding-left="0.075in" fo:padding-bottom="0in" fo:padding-right="0.075in"/>
    </style:style>
    <style:style style:name="P254" style:parent-style-name="標準" style:family="paragraph">
      <style:paragraph-properties fo:text-align="start"/>
    </style:style>
    <style:style style:name="TableCell255" style:family="table-cell">
      <style:table-cell-properties fo:border-top="0.0034in solid #D9D9E3" fo:border-left="0.0104in solid #D9D9E3" fo:border-bottom="0.0104in solid #D9D9E3" fo:border-right="0.0034in solid #D9D9E3" style:writing-mode="lr-tb" fo:padding-top="0in" fo:padding-left="0.075in" fo:padding-bottom="0in" fo:padding-right="0.075in"/>
    </style:style>
    <style:style style:name="P256" style:parent-style-name="標準" style:family="paragraph">
      <style:paragraph-properties fo:text-align="start"/>
    </style:style>
    <style:style style:name="TableCell257" style:family="table-cell">
      <style:table-cell-properties fo:border-top="0.0034in solid #D9D9E3" fo:border-left="0.0104in solid #D9D9E3" fo:border-bottom="0.0104in solid #D9D9E3" fo:border-right="0.0104in solid #D9D9E3" style:writing-mode="lr-tb" fo:padding-top="0in" fo:padding-left="0.075in" fo:padding-bottom="0in" fo:padding-right="0.075in"/>
    </style:style>
    <style:style style:name="P258" style:parent-style-name="標準" style:family="paragraph">
      <style:paragraph-properties fo:text-align="start"/>
    </style:style>
    <style:style style:name="TableRow259" style:family="table-row">
      <style:table-row-properties style:min-row-height="0.2083in" style:use-optimal-row-height="false"/>
    </style:style>
    <style:style style:name="TableCell260" style:family="table-cell">
      <style:table-cell-properties fo:border-top="0.0034in solid #D9D9E3" fo:border-left="0.0104in solid #D9D9E3" fo:border-bottom="0.0104in solid #D9D9E3" fo:border-right="0.0034in solid #D9D9E3" style:writing-mode="lr-tb" fo:padding-top="0in" fo:padding-left="0.075in" fo:padding-bottom="0in" fo:padding-right="0.075in"/>
    </style:style>
    <style:style style:name="P261" style:parent-style-name="標準" style:family="paragraph">
      <style:paragraph-properties fo:text-align="start"/>
    </style:style>
    <style:style style:name="TableCell262" style:family="table-cell">
      <style:table-cell-properties fo:border-top="0.0034in solid #D9D9E3" fo:border-left="0.0104in solid #D9D9E3" fo:border-bottom="0.0104in solid #D9D9E3" fo:border-right="0.0034in solid #D9D9E3" style:writing-mode="lr-tb" fo:padding-top="0in" fo:padding-left="0.075in" fo:padding-bottom="0in" fo:padding-right="0.075in"/>
    </style:style>
    <style:style style:name="P263" style:parent-style-name="標準" style:family="paragraph">
      <style:paragraph-properties fo:text-align="start"/>
    </style:style>
    <style:style style:name="TableCell264" style:family="table-cell">
      <style:table-cell-properties fo:border-top="0.0034in solid #D9D9E3" fo:border-left="0.0104in solid #D9D9E3" fo:border-bottom="0.0104in solid #D9D9E3" fo:border-right="0.0104in solid #D9D9E3" style:writing-mode="lr-tb" fo:padding-top="0in" fo:padding-left="0.075in" fo:padding-bottom="0in" fo:padding-right="0.075in"/>
    </style:style>
    <style:style style:name="P265" style:parent-style-name="標準" style:family="paragraph">
      <style:paragraph-properties fo:text-align="start"/>
    </style:style>
    <style:style style:name="TableRow266" style:family="table-row">
      <style:table-row-properties style:min-row-height="0.2083in" style:use-optimal-row-height="false"/>
    </style:style>
    <style:style style:name="TableCell267" style:family="table-cell">
      <style:table-cell-properties fo:border-top="0.0034in solid #D9D9E3" fo:border-left="0.0104in solid #D9D9E3" fo:border-bottom="0.0104in solid #D9D9E3" fo:border-right="0.0034in solid #D9D9E3" style:writing-mode="lr-tb" fo:padding-top="0in" fo:padding-left="0.075in" fo:padding-bottom="0in" fo:padding-right="0.075in"/>
    </style:style>
    <style:style style:name="P268" style:parent-style-name="標準" style:family="paragraph">
      <style:paragraph-properties fo:text-align="start"/>
    </style:style>
    <style:style style:name="TableCell269" style:family="table-cell">
      <style:table-cell-properties fo:border-top="0.0034in solid #D9D9E3" fo:border-left="0.0104in solid #D9D9E3" fo:border-bottom="0.0104in solid #D9D9E3" fo:border-right="0.0034in solid #D9D9E3" style:writing-mode="lr-tb" fo:padding-top="0in" fo:padding-left="0.075in" fo:padding-bottom="0in" fo:padding-right="0.075in"/>
    </style:style>
    <style:style style:name="P270" style:parent-style-name="標準" style:family="paragraph">
      <style:paragraph-properties fo:text-align="start"/>
    </style:style>
    <style:style style:name="TableCell271" style:family="table-cell">
      <style:table-cell-properties fo:border-top="0.0034in solid #D9D9E3" fo:border-left="0.0104in solid #D9D9E3" fo:border-bottom="0.0104in solid #D9D9E3" fo:border-right="0.0104in solid #D9D9E3" style:writing-mode="lr-tb" fo:padding-top="0in" fo:padding-left="0.075in" fo:padding-bottom="0in" fo:padding-right="0.075in"/>
    </style:style>
    <style:style style:name="TableRow272" style:family="table-row">
      <style:table-row-properties style:min-row-height="0.2083in" style:use-optimal-row-height="false"/>
    </style:style>
    <style:style style:name="TableCell273" style:family="table-cell">
      <style:table-cell-properties fo:border-top="0.0034in solid #D9D9E3" fo:border-left="0.0104in solid #D9D9E3" fo:border-bottom="0.0104in solid #D9D9E3" fo:border-right="0.0034in solid #D9D9E3" fo:background-color="#F7F7F8" style:writing-mode="lr-tb" fo:padding-top="0in" fo:padding-left="0.075in" fo:padding-bottom="0in" fo:padding-right="0.075in"/>
    </style:style>
    <style:style style:name="P274" style:parent-style-name="標準" style:family="paragraph">
      <style:paragraph-properties fo:text-align="start"/>
    </style:style>
    <style:style style:name="T275" style:parent-style-name="段落フォント" style:family="text">
      <style:text-properties style:font-name="system-ui" style:font-name-asian="system-ui" style:font-name-complex="system-ui" fo:color="#374151" style:font-size-complex="10.5pt"/>
    </style:style>
    <style:style style:name="TableCell276" style:family="table-cell">
      <style:table-cell-properties fo:border-top="0.0034in solid #D9D9E3" fo:border-left="0.0104in solid #D9D9E3" fo:border-bottom="0.0104in solid #D9D9E3" fo:border-right="0.0034in solid #D9D9E3" fo:background-color="#F7F7F8" style:writing-mode="lr-tb" fo:padding-top="0in" fo:padding-left="0.075in" fo:padding-bottom="0in" fo:padding-right="0.075in"/>
    </style:style>
    <style:style style:name="P277" style:parent-style-name="標準" style:family="paragraph">
      <style:paragraph-properties fo:text-align="start"/>
    </style:style>
    <style:style style:name="T278" style:parent-style-name="段落フォント" style:family="text">
      <style:text-properties style:font-name="system-ui" style:font-name-asian="system-ui" style:font-name-complex="system-ui" fo:color="#374151" style:font-size-complex="10.5pt"/>
    </style:style>
    <style:style style:name="TableCell279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.075in" fo:padding-bottom="0in" fo:padding-right="0.075in"/>
    </style:style>
  </office:automatic-styles>
  <office:body>
    <office:text text:use-soft-page-breaks="true">
      <text:h text:style-name="P1" text:outline-level="2">画像投稿サイト データベース設計書</text:h>
      <text:p text:style-name="標準"/>
      <text:h text:style-name="P2" text:outline-level="3"/>
      <text:h text:style-name="P3" text:outline-level="3"><text:span text:style-name="T4">1. users テーブル</text:span></text:h>
      <text:list text:style-name="LFO1" text:continue-numbering="true">
        <text:list-item>
          <text:p text:style-name="P5">ユーザー情報を管理するテーブル。</text:p>
        </text:list-item>
      </text:list>
      <table:table table:style-name="Table6">
        <table:table-columns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<text:span text:style-name="T13">カラム名</text:span></text:p>
          </table:table-cell>
          <table:table-cell table:style-name="TableCell14">
            <text:p text:style-name="P15"><text:span text:style-name="T16">データ型</text:span></text:p>
          </table:table-cell>
          <table:table-cell table:style-name="TableCell17">
            <text:p text:style-name="P18"><text:span text:style-name="T19">制約</text:span></text:p>
          </table:table-cell>
        </table:table-row>
        <table:table-row table:style-name="TableRow20">
          <table:table-cell table:style-name="TableCell21">
            <text:p text:style-name="P22">id</text:p>
          </table:table-cell>
          <table:table-cell table:style-name="TableCell23">
            <text:p text:style-name="P24">INT</text:p>
          </table:table-cell>
          <table:table-cell table:style-name="TableCell25">
            <text:p text:style-name="P26">主キー</text:p>
          </table:table-cell>
        </table:table-row>
        <table:table-row table:style-name="TableRow27">
          <table:table-cell table:style-name="TableCell28">
            <text:p text:style-name="P29">username</text:p>
          </table:table-cell>
          <table:table-cell table:style-name="TableCell30">
            <text:p text:style-name="P31">VARCHAR(255)</text:p>
          </table:table-cell>
          <table:table-cell table:style-name="TableCell32">
            <text:p text:style-name="P33">一意</text:p>
          </table:table-cell>
        </table:table-row>
        <table:table-row table:style-name="TableRow34">
          <table:table-cell table:style-name="TableCell35">
            <text:p text:style-name="P36">email</text:p>
          </table:table-cell>
          <table:table-cell table:style-name="TableCell37">
            <text:p text:style-name="P38">VARCHAR(255)</text:p>
          </table:table-cell>
          <table:table-cell table:style-name="TableCell39">
            <text:p text:style-name="標準"/>
          </table:table-cell>
        </table:table-row>
        <table:table-row table:style-name="TableRow40">
          <table:table-cell table:style-name="TableCell41">
            <text:p text:style-name="P42">hashed_password</text:p>
          </table:table-cell>
          <table:table-cell table:style-name="TableCell43">
            <text:p text:style-name="P44">VARCHAR(255)</text:p>
          </table:table-cell>
          <table:table-cell table:style-name="TableCell45">
            <text:p text:style-name="標準"/>
          </table:table-cell>
        </table:table-row>
        <table:table-row table:style-name="TableRow46">
          <table:table-cell table:style-name="TableCell47">
            <text:p text:style-name="P48">created_at</text:p>
          </table:table-cell>
          <table:table-cell table:style-name="TableCell49">
            <text:p text:style-name="P50">TIMESTAMP</text:p>
          </table:table-cell>
          <table:table-cell table:style-name="TableCell51">
            <text:p text:style-name="標準"/>
          </table:table-cell>
        </table:table-row>
        <table:table-row table:style-name="TableRow52">
          <table:table-cell table:style-name="TableCell53">
            <text:p text:style-name="P54">updated_at</text:p>
          </table:table-cell>
          <table:table-cell table:style-name="TableCell55">
            <text:p text:style-name="P56">TIMESTAMP</text:p>
          </table:table-cell>
          <table:table-cell table:style-name="TableCell57">
            <text:p text:style-name="標準"/>
          </table:table-cell>
        </table:table-row>
      </table:table>
      <text:h text:style-name="P58" text:outline-level="3"/>
      <text:h text:style-name="P59" text:outline-level="3">2. images テーブル</text:h>
      <text:list text:style-name="LFO1" text:continue-numbering="true">
        <text:list-item>
          <text:p text:style-name="P60">投稿された画像情報を管理するテーブル。</text:p>
        </text:list-item>
      </text:list>
      <table:table table:style-name="Table61">
        <table:table-columns>
          <table:table-column table:style-name="TableColumn62"/>
          <table:table-column table:style-name="TableColumn63"/>
          <table:table-column table:style-name="TableColumn64"/>
        </table:table-columns>
        <table:table-row table:style-name="TableRow65">
          <table:table-cell table:style-name="TableCell66">
            <text:p text:style-name="P67"><text:span text:style-name="T68">カラム名</text:span></text:p>
          </table:table-cell>
          <table:table-cell table:style-name="TableCell69">
            <text:p text:style-name="P70"><text:span text:style-name="T71">データ型</text:span></text:p>
          </table:table-cell>
          <table:table-cell table:style-name="TableCell72">
            <text:p text:style-name="P73"><text:span text:style-name="T74">制約</text:span></text:p>
          </table:table-cell>
        </table:table-row>
        <table:table-row table:style-name="TableRow75">
          <table:table-cell table:style-name="TableCell76">
            <text:p text:style-name="P77">id</text:p>
          </table:table-cell>
          <table:table-cell table:style-name="TableCell78">
            <text:p text:style-name="P79">INT</text:p>
          </table:table-cell>
          <table:table-cell table:style-name="TableCell80">
            <text:p text:style-name="P81">主キー</text:p>
          </table:table-cell>
        </table:table-row>
        <table:table-row table:style-name="TableRow82">
          <table:table-cell table:style-name="TableCell83">
            <text:p text:style-name="P84">user_id</text:p>
          </table:table-cell>
          <table:table-cell table:style-name="TableCell85">
            <text:p text:style-name="P86">INT</text:p>
          </table:table-cell>
          <table:table-cell table:style-name="TableCell87">
            <text:p text:style-name="P88">外部キー<text:s/>(users.id)</text:p>
          </table:table-cell>
        </table:table-row>
        <table:table-row table:style-name="TableRow89">
          <table:table-cell table:style-name="TableCell90">
            <text:p text:style-name="P91">title</text:p>
          </table:table-cell>
          <table:table-cell table:style-name="TableCell92">
            <text:p text:style-name="P93">VARCHAR(255)</text:p>
          </table:table-cell>
          <table:table-cell table:style-name="TableCell94">
            <text:p text:style-name="標準"/>
          </table:table-cell>
        </table:table-row>
        <table:table-row table:style-name="TableRow95">
          <table:table-cell table:style-name="TableCell96">
            <text:p text:style-name="P97">description</text:p>
          </table:table-cell>
          <table:table-cell table:style-name="TableCell98">
            <text:p text:style-name="P99">TEXT</text:p>
          </table:table-cell>
          <table:table-cell table:style-name="TableCell100">
            <text:p text:style-name="標準"/>
          </table:table-cell>
        </table:table-row>
        <table:table-row table:style-name="TableRow101">
          <table:table-cell table:style-name="TableCell102">
            <text:p text:style-name="P103">image_path</text:p>
          </table:table-cell>
          <table:table-cell table:style-name="TableCell104">
            <text:p text:style-name="P105">VARCHAR(255)</text:p>
          </table:table-cell>
          <table:table-cell table:style-name="TableCell106">
            <text:p text:style-name="標準"/>
          </table:table-cell>
        </table:table-row>
        <table:table-row table:style-name="TableRow107">
          <table:table-cell table:style-name="TableCell108">
            <text:p text:style-name="P109">created_at</text:p>
          </table:table-cell>
          <table:table-cell table:style-name="TableCell110">
            <text:p text:style-name="P111">TIMESTAMP</text:p>
          </table:table-cell>
          <table:table-cell table:style-name="TableCell112">
            <text:p text:style-name="標準"/>
          </table:table-cell>
        </table:table-row>
        <table:table-row table:style-name="TableRow113">
          <table:table-cell table:style-name="TableCell114">
            <text:p text:style-name="P115">updated_at</text:p>
          </table:table-cell>
          <table:table-cell table:style-name="TableCell116">
            <text:p text:style-name="P117">TIMESTAMP</text:p>
          </table:table-cell>
          <table:table-cell table:style-name="TableCell118">
            <text:p text:style-name="標準"/>
          </table:table-cell>
        </table:table-row>
      </table:table>
      <text:h text:style-name="P119" text:outline-level="3"/>
      <text:h text:style-name="P120" text:outline-level="3"><text:span text:style-name="T121">3. comments テーブル</text:span></text:h>
      <text:list text:style-name="LFO1" text:continue-numbering="true">
        <text:list-item>
          <text:p text:style-name="P122">コメント情報を管理するテーブル。</text:p>
        </text:list-item>
      </text:list>
      <table:table table:style-name="Table123">
        <table:table-columns>
          <table:table-column table:style-name="TableColumn124"/>
          <table:table-column table:style-name="TableColumn125"/>
          <table:table-column table:style-name="TableColumn126"/>
        </table:table-columns>
        <table:table-row table:style-name="TableRow127">
          <table:table-cell table:style-name="TableCell128">
            <text:p text:style-name="P129"><text:span text:style-name="T130">カラム名</text:span></text:p>
          </table:table-cell>
          <table:table-cell table:style-name="TableCell131">
            <text:p text:style-name="P132"><text:span text:style-name="T133">データ型</text:span></text:p>
          </table:table-cell>
          <table:table-cell table:style-name="TableCell134">
            <text:p text:style-name="P135"><text:span text:style-name="T136">制約</text:span></text:p>
          </table:table-cell>
        </table:table-row>
        <table:table-row table:style-name="TableRow137">
          <table:table-cell table:style-name="TableCell138">
            <text:p text:style-name="P139">id</text:p>
          </table:table-cell>
          <table:table-cell table:style-name="TableCell140">
            <text:p text:style-name="P141">INT</text:p>
          </table:table-cell>
          <table:table-cell table:style-name="TableCell142">
            <text:p text:style-name="P143">主キー</text:p>
          </table:table-cell>
        </table:table-row>
        <table:table-row table:style-name="TableRow144">
          <table:table-cell table:style-name="TableCell145">
            <text:p text:style-name="P146">user_id</text:p>
          </table:table-cell>
          <table:table-cell table:style-name="TableCell147">
            <text:p text:style-name="P148">INT</text:p>
          </table:table-cell>
          <table:table-cell table:style-name="TableCell149">
            <text:p text:style-name="P150">外部キー<text:s/>(users.id)</text:p>
          </table:table-cell>
        </table:table-row>
        <table:table-row table:style-name="TableRow151">
          <table:table-cell table:style-name="TableCell152">
            <text:p text:style-name="P153">image_id</text:p>
          </table:table-cell>
          <table:table-cell table:style-name="TableCell154">
            <text:p text:style-name="P155">INT</text:p>
          </table:table-cell>
          <table:table-cell table:style-name="TableCell156">
            <text:p text:style-name="P157">外部キー<text:s/>(images.id)</text:p>
          </table:table-cell>
        </table:table-row>
        <table:table-row table:style-name="TableRow158">
          <table:table-cell table:style-name="TableCell159">
            <text:p text:style-name="P160">content</text:p>
          </table:table-cell>
          <table:table-cell table:style-name="TableCell161">
            <text:p text:style-name="P162">TEXT</text:p>
          </table:table-cell>
          <table:table-cell table:style-name="TableCell163">
            <text:p text:style-name="標準"/>
          </table:table-cell>
        </table:table-row>
        <table:table-row table:style-name="TableRow164">
          <table:table-cell table:style-name="TableCell165">
            <text:p text:style-name="P166">created_at</text:p>
          </table:table-cell>
          <table:table-cell table:style-name="TableCell167">
            <text:p text:style-name="P168">TIMESTAMP</text:p>
          </table:table-cell>
          <table:table-cell table:style-name="TableCell169">
            <text:p text:style-name="標準"/>
          </table:table-cell>
        </table:table-row>
        <table:table-row table:style-name="TableRow170">
          <table:table-cell table:style-name="TableCell171">
            <text:p text:style-name="P172">updated_at</text:p>
          </table:table-cell>
          <table:table-cell table:style-name="TableCell173">
            <text:p text:style-name="P174">TIMESTAMP</text:p>
          </table:table-cell>
          <table:table-cell table:style-name="TableCell175">
            <text:p text:style-name="標準"/>
          </table:table-cell>
        </table:table-row>
      </table:table>
      <text:h text:style-name="P176" text:outline-level="3"/>
      <text:h text:style-name="P177" text:outline-level="3"/>
      <text:h text:style-name="P178" text:outline-level="3"/>
      <text:h text:style-name="P179" text:outline-level="3">4. likes テーブル</text:h>
      <text:list text:style-name="LFO1" text:continue-numbering="true">
        <text:list-item>
          <text:p text:style-name="P180">いいね情報を管理するテーブル。</text:p>
        </text:list-item>
      </text:list>
      <table:table table:style-name="Table181">
        <table:table-columns>
          <table:table-column table:style-name="TableColumn182"/>
          <table:table-column table:style-name="TableColumn183"/>
          <table:table-column table:style-name="TableColumn184"/>
        </table:table-columns>
        <table:table-row table:style-name="TableRow185">
          <table:table-cell table:style-name="TableCell186">
            <text:p text:style-name="P187"><text:span text:style-name="T188">カラム名</text:span></text:p>
          </table:table-cell>
          <table:table-cell table:style-name="TableCell189">
            <text:p text:style-name="P190"><text:span text:style-name="T191">データ型</text:span></text:p>
          </table:table-cell>
          <table:table-cell table:style-name="TableCell192">
            <text:p text:style-name="P193"><text:span text:style-name="T194">制約</text:span></text:p>
          </table:table-cell>
        </table:table-row>
        <table:table-row table:style-name="TableRow195">
          <table:table-cell table:style-name="TableCell196">
            <text:p text:style-name="P197">id</text:p>
          </table:table-cell>
          <table:table-cell table:style-name="TableCell198">
            <text:p text:style-name="P199">INT</text:p>
          </table:table-cell>
          <table:table-cell table:style-name="TableCell200">
            <text:p text:style-name="P201">主キー</text:p>
          </table:table-cell>
        </table:table-row>
        <table:table-row table:style-name="TableRow202">
          <table:table-cell table:style-name="TableCell203">
            <text:p text:style-name="P204">user_id</text:p>
          </table:table-cell>
          <table:table-cell table:style-name="TableCell205">
            <text:p text:style-name="P206">INT</text:p>
          </table:table-cell>
          <table:table-cell table:style-name="TableCell207">
            <text:p text:style-name="P208">外部キー<text:s/>(users.id)</text:p>
          </table:table-cell>
        </table:table-row>
        <table:table-row table:style-name="TableRow209">
          <table:table-cell table:style-name="TableCell210">
            <text:p text:style-name="P211">image_id</text:p>
          </table:table-cell>
          <table:table-cell table:style-name="TableCell212">
            <text:p text:style-name="P213">INT</text:p>
          </table:table-cell>
          <table:table-cell table:style-name="TableCell214">
            <text:p text:style-name="P215">外部キー<text:s/>(images.id)</text:p>
          </table:table-cell>
        </table:table-row>
        <table:table-row table:style-name="TableRow216">
          <table:table-cell table:style-name="TableCell217">
            <text:p text:style-name="P218">created_at</text:p>
          </table:table-cell>
          <table:table-cell table:style-name="TableCell219">
            <text:p text:style-name="P220">TIMESTAMP</text:p>
          </table:table-cell>
          <table:table-cell table:style-name="TableCell221">
            <text:p text:style-name="標準"/>
          </table:table-cell>
        </table:table-row>
        <table:table-row table:style-name="TableRow222">
          <table:table-cell table:style-name="TableCell223">
            <text:p text:style-name="P224">updated_at</text:p>
          </table:table-cell>
          <table:table-cell table:style-name="TableCell225">
            <text:p text:style-name="P226">TIMESTAMP</text:p>
          </table:table-cell>
          <table:table-cell table:style-name="TableCell227">
            <text:p text:style-name="標準"/>
          </table:table-cell>
        </table:table-row>
      </table:table>
      <text:h text:style-name="P228" text:outline-level="3"/>
      <text:h text:style-name="P229" text:outline-level="3">5. comment_likes テーブル</text:h>
      <text:list text:style-name="LFO1" text:continue-numbering="true">
        <text:list-item>
          <text:p text:style-name="P230">コメントに対するいいね情報を管理するテーブル。</text:p>
        </text:list-item>
      </text:list>
      <text:p text:style-name="標準"><text:line-break/></text:p>
      <table:table table:style-name="Table231">
        <table:table-columns>
          <table:table-column table:style-name="TableColumn232"/>
          <table:table-column table:style-name="TableColumn233"/>
          <table:table-column table:style-name="TableColumn234"/>
        </table:table-columns>
        <table:table-row table:style-name="TableRow235">
          <table:table-cell table:style-name="TableCell236">
            <text:p text:style-name="P237"><text:span text:style-name="T238">カラム名</text:span></text:p>
          </table:table-cell>
          <table:table-cell table:style-name="TableCell239">
            <text:p text:style-name="P240"><text:span text:style-name="T241">データ型</text:span></text:p>
          </table:table-cell>
          <table:table-cell table:style-name="TableCell242">
            <text:p text:style-name="P243"><text:span text:style-name="T244">制約</text:span></text:p>
          </table:table-cell>
        </table:table-row>
        <table:table-row table:style-name="TableRow245">
          <table:table-cell table:style-name="TableCell246">
            <text:p text:style-name="P247">id</text:p>
          </table:table-cell>
          <table:table-cell table:style-name="TableCell248">
            <text:p text:style-name="P249">INT</text:p>
          </table:table-cell>
          <table:table-cell table:style-name="TableCell250">
            <text:p text:style-name="P251">主キー</text:p>
          </table:table-cell>
        </table:table-row>
        <table:table-row table:style-name="TableRow252">
          <table:table-cell table:style-name="TableCell253">
            <text:p text:style-name="P254">user_id</text:p>
          </table:table-cell>
          <table:table-cell table:style-name="TableCell255">
            <text:p text:style-name="P256">INT</text:p>
          </table:table-cell>
          <table:table-cell table:style-name="TableCell257">
            <text:p text:style-name="P258">外部キー<text:s/>(users.id)</text:p>
          </table:table-cell>
        </table:table-row>
        <table:table-row table:style-name="TableRow259">
          <table:table-cell table:style-name="TableCell260">
            <text:p text:style-name="P261">comment_id</text:p>
          </table:table-cell>
          <table:table-cell table:style-name="TableCell262">
            <text:p text:style-name="P263">INT</text:p>
          </table:table-cell>
          <table:table-cell table:style-name="TableCell264">
            <text:p text:style-name="P265">外部キー<text:s/>(comments.id)</text:p>
          </table:table-cell>
        </table:table-row>
        <table:table-row table:style-name="TableRow266">
          <table:table-cell table:style-name="TableCell267">
            <text:p text:style-name="P268">created_at</text:p>
          </table:table-cell>
          <table:table-cell table:style-name="TableCell269">
            <text:p text:style-name="P270">TIMESTAMP</text:p>
          </table:table-cell>
          <table:table-cell table:style-name="TableCell271">
            <text:p text:style-name="標準"/>
          </table:table-cell>
        </table:table-row>
        <table:table-row table:style-name="TableRow272">
          <table:table-cell table:style-name="TableCell273">
            <text:p text:style-name="P274"><text:span text:style-name="T275">updated_at</text:span></text:p>
          </table:table-cell>
          <table:table-cell table:style-name="TableCell276">
            <text:p text:style-name="P277"><text:span text:style-name="T278">TIMESTAMP</text:span></text:p>
          </table:table-cell>
          <table:table-cell table:style-name="TableCell279">
            <text:p text:style-name="標準"/>
          </table:table-cell>
        </table:table-row>
      </table:table>
      <text:p text:style-name="標準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entury" svg:font-family="Century" style:font-family-generic="roman" style:font-pitch="variable" svg:panose-1="2 4 6 4 5 5 5 2 3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stem-ui" svg:font-family="system-ui" style:font-family-generic="roman" svg:panose-1="0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833in"/>
      <style:text-properties style:font-name="Century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.5pt" style:font-size-asian="10.5pt" style:font-size-complex="11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見出し2" style:display-name="見出し 2" style:family="paragraph" style:parent-style-name="標準" style:next-style-name="標準" style:default-outline-level="2">
      <style:paragraph-properties fo:keep-with-next="always"/>
      <style:text-properties style:font-name="Arial" style:font-name-asian="MS Gothic" style:font-name-complex="Times New Roman" fo:hyphenate="false"/>
    </style:style>
    <style:style style:name="見出し3" style:display-name="見出し 3" style:family="paragraph" style:parent-style-name="標準" style:next-style-name="標準" style:default-outline-level="3">
      <style:paragraph-properties fo:keep-with-next="always" fo:margin-left="0.2777in">
        <style:tab-stops/>
      </style:paragraph-properties>
      <style:text-properties style:font-name="Arial" style:font-name-asian="MS Gothic" style:font-name-complex="Times New Roman" fo:hyphenate="false"/>
    </style:style>
    <style:style style:name="標準" style:display-name="標準" style:family="paragraph">
      <style:paragraph-properties fo:widows="0" fo:orphans="0" fo:text-align="justify"/>
      <style:text-properties fo:hyphenate="false"/>
    </style:style>
    <style:style style:name="段落フォント" style:display-name="段落フォント" style:family="text"/>
    <style:style style:name="見出し2文字" style:display-name="見出し 2 (文字)" style:family="text" style:parent-style-name="段落フォント">
      <style:text-properties style:font-name="Arial" style:font-name-asian="MS Gothic" style:font-name-complex="Times New Roman"/>
    </style:style>
    <style:style style:name="見出し3文字" style:display-name="見出し 3 (文字)" style:family="text" style:parent-style-name="段落フォント">
      <style:text-properties style:font-name="Arial" style:font-name-asian="MS Gothic" style:font-name-complex="Times New Roman"/>
    </style:style>
    <style:style style:name="リスト段落" style:display-name="リスト段落" style:family="paragraph" style:parent-style-name="標準">
      <style:paragraph-properties fo:margin-left="0.5833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 style:layout-grid-mode="line" style:layout-grid-lines="38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加賀真 煉</meta:initial-creator>
    <dc:creator>加賀真 煉</dc:creator>
    <meta:creation-date>2023-08-18T08:39:00Z</meta:creation-date>
    <dc:date>2023-08-18T08:39:00Z</dc:date>
    <meta:template xlink:href="Normal.dotm" xlink:type="simple"/>
    <meta:editing-cycles>1</meta:editing-cycles>
    <meta:editing-duration>PT0S</meta:editing-duration>
    <meta:document-statistic meta:page-count="1" meta:paragraph-count="1" meta:word-count="139" meta:character-count="936" meta:row-count="6" meta:non-whitespace-character-count="798"/>
  </office:meta>
</office:document-meta>
</file>